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9.185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3.268cm"/>
    </style:style>
    <style:style style:name="co9" style:family="table-column">
      <style:table-column-properties fo:break-before="auto" style:column-width="3.221cm"/>
    </style:style>
    <style:style style:name="co10" style:family="table-column">
      <style:table-column-properties fo:break-before="auto" style:column-width="17.029cm"/>
    </style:style>
    <style:style style:name="co11" style:family="table-column">
      <style:table-column-properties fo:break-before="auto" style:column-width="2.976cm"/>
    </style:style>
    <style:style style:name="co36" style:family="table-column">
      <style:table-column-properties fo:break-before="auto" style:column-width="3.161cm"/>
    </style:style>
    <style:style style:name="co37" style:family="table-column">
      <style:table-column-properties fo:break-before="auto" style:column-width="2.649cm"/>
    </style:style>
    <style:style style:name="co14" style:family="table-column">
      <style:table-column-properties fo:break-before="auto" style:column-width="1.224cm"/>
    </style:style>
    <style:style style:name="co15" style:family="table-column">
      <style:table-column-properties fo:break-before="auto" style:column-width="0.979cm"/>
    </style:style>
    <style:style style:name="co16" style:family="table-column">
      <style:table-column-properties fo:break-before="auto" style:column-width="0.762cm"/>
    </style:style>
    <style:style style:name="co17" style:family="table-column">
      <style:table-column-properties fo:break-before="auto" style:column-width="0.878cm"/>
    </style:style>
    <style:style style:name="co18" style:family="table-column">
      <style:table-column-properties fo:break-before="auto" style:column-width="1.016cm"/>
    </style:style>
    <style:style style:name="co19" style:family="table-column">
      <style:table-column-properties fo:break-before="auto" style:column-width="0.707cm"/>
    </style:style>
    <style:style style:name="co20" style:family="table-column">
      <style:table-column-properties fo:break-before="auto" style:column-width="0.653cm"/>
    </style:style>
    <style:style style:name="co21" style:family="table-column">
      <style:table-column-properties fo:break-before="auto" style:column-width="1.169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1.969cm"/>
    </style:style>
    <style:style style:name="co24" style:family="table-column">
      <style:table-column-properties fo:break-before="auto" style:column-width="0.626cm"/>
    </style:style>
    <style:style style:name="co25" style:family="table-column">
      <style:table-column-properties fo:break-before="auto" style:column-width="0.598cm"/>
    </style:style>
    <style:style style:name="co26" style:family="table-column">
      <style:table-column-properties fo:break-before="auto" style:column-width="1.498cm"/>
    </style:style>
    <style:style style:name="co27" style:family="table-column">
      <style:table-column-properties fo:break-before="auto" style:column-width="0.924cm"/>
    </style:style>
    <style:style style:name="co28" style:family="table-column">
      <style:table-column-properties fo:break-before="auto" style:column-width="1.688cm"/>
    </style:style>
    <style:style style:name="co29" style:family="table-column">
      <style:table-column-properties fo:break-before="auto" style:column-width="0.572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0.679cm"/>
    </style:style>
    <style:style style:name="co32" style:family="table-column">
      <style:table-column-properties fo:break-before="auto" style:column-width="1.034cm"/>
    </style:style>
    <style:style style:name="co33" style:family="table-column">
      <style:table-column-properties fo:break-before="auto" style:column-width="0.543cm"/>
    </style:style>
    <style:style style:name="co34" style:family="table-column">
      <style:table-column-properties fo:break-before="auto" style:column-width="0.489cm"/>
    </style:style>
    <style:style style:name="co35" style:family="table-column">
      <style:table-column-properties fo:break-before="auto" style:column-width="1.633cm"/>
    </style:style>
    <style:style style:name="co38" style:family="table-column">
      <style:table-column-properties fo:break-before="auto" style:column-width="1.117cm"/>
    </style:style>
    <style:style style:name="co39" style:family="table-column">
      <style:table-column-properties fo:break-before="auto" style:column-width="1.605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2.1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1" style:family="table-cell" style:parent-style-name="Default">
      <style:text-properties style:text-line-through-style="solid" style:text-line-through-type="double" style:text-overline-style="none" style:text-overline-color="font-color"/>
    </style:style>
    <style:style style:name="ce42" style:family="table-cell" style:parent-style-name="Default" style:data-style-name="N112"/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9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3" style:family="table-cell" style:parent-style-name="Default">
      <style:text-properties style:text-line-through-style="solid" style:text-line-through-type="double" style:text-overline-style="none" style:text-overline-color="font-color"/>
    </style:style>
    <style:style style:name="ce54" style:family="table-cell" style:parent-style-name="Default" style:data-style-name="N112"/>
    <style:style style:name="ce55" style:family="table-cell" style:parent-style-name="Default">
      <style:table-cell-properties fo:background-color="#ffd7d7"/>
    </style:style>
    <style:style style:name="ce5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dee6ef"/>
    </style:style>
    <style:style style:name="ce58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ffffd7"/>
    </style:style>
    <style:style style:name="ce60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parc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5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27"/>
        <table:table-column table:style-name="co1" table:default-cell-style-name="Default"/>
        <table:table-column table:style-name="co1" table:default-cell-style-name="ce45"/>
        <table:table-column table:style-name="co1" table:number-columns-repeated="2" table:default-cell-style-name="ce50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25" office:value-type="string" calcext:value-type="string">
            <text:p>Opcode</text:p>
          </table:table-cell>
          <table:table-cell table:style-name="ce25" office:value-type="string" calcext:value-type="string">
            <text:p>Format type</text:p>
          </table:table-cell>
          <table:table-cell table:style-name="ce25" office:value-type="string" calcext:value-type="string">
            <text:p>Format Value</text:p>
          </table:table-cell>
          <table:table-cell table:style-name="ce25" office:value-type="string" calcext:value-type="string">
            <text:p>Other field</text:p>
          </table:table-cell>
          <table:table-cell table:style-name="ce25" office:value-type="string" calcext:value-type="string">
            <text:p>Value</text:p>
          </table:table-cell>
          <table:table-cell table:style-name="ce25" office:value-type="string" calcext:value-type="string">
            <text:p>Operation</text:p>
          </table:table-cell>
          <table:table-cell table:style-name="ce44" office:value-type="string" calcext:value-type="string">
            <text:p>Sparc V8 Manual main description page</text:p>
          </table:table-cell>
          <table:table-cell table:style-name="ce44" office:value-type="string" calcext:value-type="string">
            <text:p>Sparc V8 Manual main description Chapter reference</text:p>
          </table:table-cell>
          <table:table-cell table:style-name="ce25" office:value-type="string" calcext:value-type="string">
            <text:p>Insn Category</text:p>
          </table:table-cell>
          <table:table-cell table:style-name="ce25" office:value-type="string" calcext:value-type="string">
            <text:p>Insn Category Index</text:p>
          </table:table-cell>
          <table:table-cell table:style-name="ce25" office:value-type="string" calcext:value-type="string">
            <text:p>Format Index</text:p>
          </table:table-cell>
          <table:table-cell table:style-name="ce47" office:value-type="string" calcext:value-type="string">
            <text:p>Processing Status</text:p>
          </table:table-cell>
          <table:table-cell table:style-name="ce47" office:value-type="string" calcext:value-type="string">
            <text:p>Privilege</text:p>
          </table:table-cell>
          <table:table-cell table:style-name="ce25" office:value-type="string" calcext:value-type="string">
            <text:p>Notes</text:p>
          </table:table-cell>
          <table:table-cell table:style-name="ce44" office:value-type="string" calcext:value-type="string">
            <text:p>Register Type, if any</text:p>
          </table:table-cell>
          <table:table-cell table:style-name="ce25" office:value-type="string" calcext:value-type="string">
            <text:p>ASM Rator Syntax</text:p>
          </table:table-cell>
          <table:table-cell table:style-name="ce25" office:value-type="string" calcext:value-type="string">
            <text:p>Num Args</text:p>
          </table:table-cell>
          <table:table-cell table:style-name="ce52" office:value-type="string" calcext:value-type="string">
            <text:p>ASM Arg 1</text:p>
          </table:table-cell>
          <table:table-cell table:style-name="ce52" office:value-type="string" calcext:value-type="string">
            <text:p>ASM Arg 2</text:p>
          </table:table-cell>
          <table:table-cell table:style-name="ce52" office:value-type="string" calcext:value-type="string">
            <text:p>ASM Arg 3</text:p>
          </table:table-cell>
          <table:table-cell table:style-name="ce52" office:value-type="string" calcext:value-type="string">
            <text:p>ASM Arg 4</text:p>
          </table:table-cell>
          <table:table-cell table:style-name="ce52" office:value-type="string" calcext:value-type="string">
            <text:p>END</text:p>
          </table:table-cell>
          <table:table-cell table:style-name="ce52"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" calcext:value-type="float">
            <text:p>001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0" calcext:value-type="float">
            <text:p>00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" calcext:value-type="float">
            <text:p>000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" calcext:value-type="float">
            <text:p>000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0" calcext:value-type="float">
            <text:p>000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" calcext:value-type="float">
            <text:p>000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A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01" calcext:value-type="float">
            <text:p>011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A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10" calcext:value-type="float">
            <text:p>0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A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1" calcext:value-type="float">
            <text:p>010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A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0" calcext:value-type="float">
            <text:p>010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A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0" calcext:value-type="float">
            <text:p>010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A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1" calcext:value-type="float">
            <text:p>010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00" calcext:value-type="float">
            <text:p>100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11" calcext:value-type="float">
            <text:p>100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01" calcext:value-type="float">
            <text:p>100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000" calcext:value-type="float">
            <text:p>110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011" calcext:value-type="float">
            <text:p>110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001" calcext:value-type="float">
            <text:p>110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" calcext:value-type="float">
            <text:p>000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" calcext:value-type="float">
            <text:p>0001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" calcext:value-type="float">
            <text:p>000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" calcext:value-type="float">
            <text:p>000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01" calcext:value-type="float">
            <text:p>010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A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10" calcext:value-type="float">
            <text:p>0101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A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00" calcext:value-type="float">
            <text:p>010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A 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11" calcext:value-type="float">
            <text:p>010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00" calcext:value-type="float">
            <text:p>100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11" calcext:value-type="float">
            <text:p>100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01" calcext:value-type="float">
            <text:p>100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10" calcext:value-type="float">
            <text:p>1001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100" calcext:value-type="float">
            <text:p>110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111" calcext:value-type="float">
            <text:p>110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101" calcext:value-type="float">
            <text:p>110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110" calcext:value-type="float">
            <text:p>1101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1" calcext:value-type="float">
            <text:p>001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A 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01" calcext:value-type="float">
            <text:p>011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1" calcext:value-type="float">
            <text:p>001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A 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11" calcext:value-type="float">
            <text:p>011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ETHI</text:p>
          </table:table-cell>
          <table:table-cell table:style-name="ce27" office:value-type="string" calcext:value-type="string">
            <text:p>op2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OP</text:p>
          </table:table-cell>
          <table:table-cell table:style-name="ce27" office:value-type="string" calcext:value-type="string">
            <text:p>op2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" calcext:value-type="float">
            <text:p>000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1" calcext:value-type="float">
            <text:p>010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" calcext:value-type="float">
            <text:p>000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01" calcext:value-type="float">
            <text:p>010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" calcext:value-type="float">
            <text:p>000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0" calcext:value-type="float">
            <text:p>010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" calcext:value-type="float">
            <text:p>0001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10" calcext:value-type="float">
            <text:p>0101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" calcext:value-type="float">
            <text:p>000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1" calcext:value-type="float">
            <text:p>010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" calcext:value-type="float">
            <text:p>000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11" calcext:value-type="float">
            <text:p>010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01" calcext:value-type="float">
            <text:p>100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10" calcext:value-type="float">
            <text:p>1001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11" calcext:value-type="float">
            <text:p>100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0" calcext:value-type="float">
            <text:p>000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0" calcext:value-type="float">
            <text:p>010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" calcext:value-type="float">
            <text:p>001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00" calcext:value-type="float">
            <text:p>011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00" calcext:value-type="float">
            <text:p>100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10" calcext:value-type="float">
            <text:p>100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" calcext:value-type="float">
            <text:p>000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00" calcext:value-type="float">
            <text:p>010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0" calcext:value-type="float">
            <text:p>001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00" calcext:value-type="float">
            <text:p>011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01" calcext:value-type="float">
            <text:p>100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11" calcext:value-type="float">
            <text:p>100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00" calcext:value-type="float">
            <text:p>100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0" calcext:value-type="float">
            <text:p>00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1" calcext:value-type="float">
            <text:p>001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10" calcext:value-type="float">
            <text:p>0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11" calcext:value-type="float">
            <text:p>011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0" calcext:value-type="float">
            <text:p>0011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1" calcext:value-type="float">
            <text:p>001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10" calcext:value-type="float">
            <text:p>0111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11" calcext:value-type="float">
            <text:p>011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100" calcext:value-type="float">
            <text:p>111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101" calcext:value-type="float">
            <text:p>111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A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0" calcext:value-type="float">
            <text:p>0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1" calcext:value-type="float">
            <text:p>1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" calcext:value-type="float">
            <text:p>0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0" calcext:value-type="float">
            <text:p>1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" calcext:value-type="float">
            <text:p>0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1" calcext:value-type="float">
            <text:p>1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" calcext:value-type="float">
            <text:p>0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U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0" calcext:value-type="float">
            <text:p>1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U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" calcext:value-type="float">
            <text:p>0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C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1" calcext:value-type="float">
            <text:p>1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S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" calcext:value-type="float">
            <text:p>0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POS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0" calcext:value-type="float">
            <text:p>1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G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" calcext:value-type="float">
            <text:p>0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C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1" calcext:value-type="float">
            <text:p>1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S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" calcext:value-type="float">
            <text:p>0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A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0" calcext:value-type="float">
            <text:p>0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" calcext:value-type="float">
            <text:p>0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" calcext:value-type="float">
            <text:p>0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" calcext:value-type="float">
            <text:p>0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" calcext:value-type="float">
            <text:p>0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" calcext:value-type="float">
            <text:p>0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G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" calcext:value-type="float">
            <text:p>0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" calcext:value-type="float">
            <text:p>0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1" calcext:value-type="float">
            <text:p>1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0" calcext:value-type="float">
            <text:p>1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1" calcext:value-type="float">
            <text:p>1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0" calcext:value-type="float">
            <text:p>1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1" calcext:value-type="float">
            <text:p>1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0" calcext:value-type="float">
            <text:p>1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O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1" calcext:value-type="float">
            <text:p>1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A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N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0" calcext:value-type="float">
            <text:p>0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3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" calcext:value-type="float">
            <text:p>0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" calcext:value-type="float">
            <text:p>0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3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" calcext:value-type="float">
            <text:p>0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" calcext:value-type="float">
            <text:p>0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3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" calcext:value-type="float">
            <text:p>0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" calcext:value-type="float">
            <text:p>0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3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" calcext:value-type="float">
            <text:p>0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1" calcext:value-type="float">
            <text:p>1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3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0" calcext:value-type="float">
            <text:p>1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1" calcext:value-type="float">
            <text:p>1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3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0" calcext:value-type="float">
            <text:p>1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1" calcext:value-type="float">
            <text:p>1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3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0" calcext:value-type="float">
            <text:p>1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2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1" calcext:value-type="float">
            <text:p>1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ALL</text:p>
          </table:table-cell>
          <table:table-cell table:style-name="ce27" office:value-type="string" calcext:value-type="string">
            <text:p>op</text:p>
          </table:table-cell>
          <table:table-cell table:style-name="ce43" office:value-type="float" office:value="1" calcext:value-type="float">
            <text:p>01</text:p>
          </table:table-cell>
          <table:table-cell table:style-name="ce43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000" calcext:value-type="float">
            <text:p>111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001" calcext:value-type="float">
            <text:p>111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Y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01000" calcext:value-type="float">
            <text:p>101000</text:p>
          </table:table-cell>
          <table:table-cell table:style-name="ce29"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27" office:value-type="string" calcext:value-type="string">
            <text:p>State Register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01000" calcext:value-type="float">
            <text:p>101000</text:p>
          </table:table-cell>
          <table:table-cell table:style-name="ce29"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27" office:value-type="string" calcext:value-type="string">
            <text:p>State Register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01000" calcext:value-type="float">
            <text:p>101000</text:p>
          </table:table-cell>
          <table:table-cell table:style-name="ce29"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27" office:value-type="string" calcext:value-type="string">
            <text:p>State Register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PSR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01001" calcext:value-type="float">
            <text:p>101001</text:p>
          </table:table-cell>
          <table:table-cell table:style-name="ce29"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27" office:value-type="string" calcext:value-type="string">
            <text:p>State Register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27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WIM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01010" calcext:value-type="float">
            <text:p>101010</text:p>
          </table:table-cell>
          <table:table-cell table:style-name="ce29"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27" office:value-type="string" calcext:value-type="string">
            <text:p>State Register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27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TBR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01011" calcext:value-type="float">
            <text:p>101011</text:p>
          </table:table-cell>
          <table:table-cell table:style-name="ce29"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27" office:value-type="string" calcext:value-type="string">
            <text:p>State Register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Y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000" calcext:value-type="float">
            <text:p>110000</text:p>
          </table:table-cell>
          <table:table-cell table:style-name="ce29"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27" office:value-type="string" calcext:value-type="string">
            <text:p>State Register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153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000" calcext:value-type="float">
            <text:p>110000</text:p>
          </table:table-cell>
          <table:table-cell table:style-name="ce29"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27" office:value-type="string" calcext:value-type="string">
            <text:p>State Register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154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000" calcext:value-type="float">
            <text:p>110000</text:p>
          </table:table-cell>
          <table:table-cell table:style-name="ce29"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27" office:value-type="string" calcext:value-type="string">
            <text:p>State Register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a</text:p>
          </table:table-cell>
          <table:table-cell table:formula="of:=LOWER([.A155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PSR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001" calcext:value-type="float">
            <text:p>110001</text:p>
          </table:table-cell>
          <table:table-cell table:style-name="ce29"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27" office:value-type="string" calcext:value-type="string">
            <text:p>State Register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27"/>
          <table:table-cell office:value-type="string" calcext:value-type="string">
            <text:p>rrg</text:p>
          </table:table-cell>
          <table:table-cell table:formula="of:=LOWER([.A156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WIM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010" calcext:value-type="float">
            <text:p>110010</text:p>
          </table:table-cell>
          <table:table-cell table:style-name="ce29"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27" office:value-type="string" calcext:value-type="string">
            <text:p>State Register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27"/>
          <table:table-cell office:value-type="string" calcext:value-type="string">
            <text:p>rrg</text:p>
          </table:table-cell>
          <table:table-cell table:formula="of:=LOWER([.A157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TBR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011" calcext:value-type="float">
            <text:p>110011</text:p>
          </table:table-cell>
          <table:table-cell table:style-name="ce29"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27" office:value-type="string" calcext:value-type="string">
            <text:p>State Register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office:value-type="string" calcext:value-type="string">
            <text:p>rrg</text:p>
          </table:table-cell>
          <table:table-cell table:formula="of:=LOWER([.A158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R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01000" calcext:value-type="float">
            <text:p>101000</text:p>
          </table:table-cell>
          <table:table-cell table:style-name="ce29"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/>
          <table:table-cell table:formula="of:=LOWER([.A159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NIMP</text:p>
          </table:table-cell>
          <table:table-cell table:style-name="ce27" office:value-type="string" calcext:value-type="string">
            <text:p>op2</text:p>
          </table:table-cell>
          <table:table-cell table:style-name="ce27" office:value-type="float" office:value="0" calcext:value-type="float">
            <text:p>0</text:p>
          </table:table-cell>
          <table:table-cell table:style-name="ce29"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1011" calcext:value-type="float">
            <text:p>111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s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d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q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i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i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i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d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q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s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q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s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d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OVs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NEGs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BSs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s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d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q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s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d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q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s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d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q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s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d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q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MULd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MULq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s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d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q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s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1" calcext:value-type="float">
            <text:p>110101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d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1" calcext:value-type="float">
            <text:p>110101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q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1" calcext:value-type="float">
            <text:p>110101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s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1" calcext:value-type="float">
            <text:p>110101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d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1" calcext:value-type="float">
            <text:p>110101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q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0101" calcext:value-type="float">
            <text:p>110101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7" office:value-type="string" calcext:value-type="string">
            <text:p>Floating Point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26" office:value-type="string" calcext:value-type="string">
            <text:p>CPop1</text:p>
          </table:table-cell>
          <table:table-cell table:style-name="ce28" office:value-type="string" calcext:value-type="string">
            <text:p>op3</text:p>
          </table:table-cell>
          <table:table-cell table:style-name="ce28" office:value-type="float" office:value="110110" calcext:value-type="float">
            <text:p>110110</text:p>
          </table:table-cell>
          <table:table-cell table:style-name="ce28" office:value-type="string" calcext:value-type="string">
            <text:p>opc</text:p>
          </table:table-cell>
          <table:table-cell table:style-name="ce28"/>
          <table:table-cell table:style-name="ce26" office:value-type="string" calcext:value-type="string">
            <text:p>Coprocessor Operate</text:p>
          </table:table-cell>
          <table:table-cell table:style-name="ce46" office:value-type="float" office:value="149" calcext:value-type="float">
            <text:p>149</text:p>
          </table:table-cell>
          <table:table-cell table:style-name="ce46" office:value-type="string" calcext:value-type="string">
            <text:p>B34</text:p>
          </table:table-cell>
          <table:table-cell table:style-name="ce28" office:value-type="string" calcext:value-type="string">
            <text:p>Coprocesso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Opc: coproc specific</text:p>
          </table:table-cell>
          <table:table-cell table:style-name="ce49" office:value-type="string" calcext:value-type="string">
            <text:p>cccc</text:p>
          </table:table-cell>
          <table:table-cell table:style-name="ce51" table:formula="of:=LOWER([.A200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opc</text:p>
          </table:table-cell>
          <table:table-cell table:style-name="ce26" office:value-type="string" calcext:value-type="string">
            <text:p>cprs1</text:p>
          </table:table-cell>
          <table:table-cell table:style-name="ce26" office:value-type="string" calcext:value-type="string">
            <text:p>cprs2</text:p>
          </table:table-cell>
          <table:table-cell table:style-name="ce26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26" office:value-type="string" calcext:value-type="string">
            <text:p>CPop2</text:p>
          </table:table-cell>
          <table:table-cell table:style-name="ce28" office:value-type="string" calcext:value-type="string">
            <text:p>op3</text:p>
          </table:table-cell>
          <table:table-cell table:style-name="ce28" office:value-type="float" office:value="110111" calcext:value-type="float">
            <text:p>110111</text:p>
          </table:table-cell>
          <table:table-cell table:style-name="ce28" office:value-type="string" calcext:value-type="string">
            <text:p>opc</text:p>
          </table:table-cell>
          <table:table-cell table:style-name="ce28"/>
          <table:table-cell table:style-name="ce26" office:value-type="string" calcext:value-type="string">
            <text:p>Coprocessor Operate</text:p>
          </table:table-cell>
          <table:table-cell table:style-name="ce46" office:value-type="float" office:value="149" calcext:value-type="float">
            <text:p>149</text:p>
          </table:table-cell>
          <table:table-cell table:style-name="ce46" office:value-type="string" calcext:value-type="string">
            <text:p>B34</text:p>
          </table:table-cell>
          <table:table-cell table:style-name="ce28" office:value-type="string" calcext:value-type="string">
            <text:p>Coprocesso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Opc: coproc specific</text:p>
          </table:table-cell>
          <table:table-cell table:style-name="ce49" office:value-type="string" calcext:value-type="string">
            <text:p>cccc</text:p>
          </table:table-cell>
          <table:table-cell table:style-name="ce51" table:formula="of:=LOWER([.A201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opc</text:p>
          </table:table-cell>
          <table:table-cell table:style-name="ce26" office:value-type="string" calcext:value-type="string">
            <text:p>cprs1</text:p>
          </table:table-cell>
          <table:table-cell table:style-name="ce26" office:value-type="string" calcext:value-type="string">
            <text:p>cprs2</text:p>
          </table:table-cell>
          <table:table-cell table:style-name="ce26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" calcext:value-type="float">
            <text:p>001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0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0" calcext:value-type="float">
            <text:p>00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0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" calcext:value-type="float">
            <text:p>000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0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" calcext:value-type="float">
            <text:p>000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0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0" calcext:value-type="float">
            <text:p>000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0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" calcext:value-type="float">
            <text:p>000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0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00" calcext:value-type="float">
            <text:p>100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11" calcext:value-type="float">
            <text:p>100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01" calcext:value-type="float">
            <text:p>100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000" calcext:value-type="float">
            <text:p>110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011" calcext:value-type="float">
            <text:p>110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001" calcext:value-type="float">
            <text:p>110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" calcext:value-type="float">
            <text:p>000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n</text:p>
          </table:table-cell>
          <table:table-cell table:formula="of:=LOWER([.A214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" calcext:value-type="float">
            <text:p>0001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n</text:p>
          </table:table-cell>
          <table:table-cell table:formula="of:=LOWER([.A215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" calcext:value-type="float">
            <text:p>000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n</text:p>
          </table:table-cell>
          <table:table-cell table:formula="of:=LOWER([.A216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" calcext:value-type="float">
            <text:p>000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rn</text:p>
          </table:table-cell>
          <table:table-cell table:formula="of:=LOWER([.A217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00" calcext:value-type="float">
            <text:p>100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rn</text:p>
          </table:table-cell>
          <table:table-cell table:formula="of:=LOWER([.A21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11" calcext:value-type="float">
            <text:p>100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frn</text:p>
          </table:table-cell>
          <table:table-cell table:formula="of:=LOWER([.A21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01" calcext:value-type="float">
            <text:p>100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grn</text:p>
          </table:table-cell>
          <table:table-cell table:formula="of:=LOWER([.A22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10" calcext:value-type="float">
            <text:p>1001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grn</text:p>
          </table:table-cell>
          <table:table-cell table:formula="of:=LOWER([.A22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100" calcext:value-type="float">
            <text:p>110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crn</text:p>
          </table:table-cell>
          <table:table-cell table:formula="of:=LOWER([.A22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111" calcext:value-type="float">
            <text:p>110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crn</text:p>
          </table:table-cell>
          <table:table-cell table:formula="of:=LOWER([.A22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101" calcext:value-type="float">
            <text:p>110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grn</text:p>
          </table:table-cell>
          <table:table-cell table:formula="of:=LOWER([.A22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110" calcext:value-type="float">
            <text:p>1101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grn</text:p>
          </table:table-cell>
          <table:table-cell table:formula="of:=LOWER([.A22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1" calcext:value-type="float">
            <text:p>001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2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" calcext:value-type="float">
            <text:p>000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27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1" calcext:value-type="float">
            <text:p>010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28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" calcext:value-type="float">
            <text:p>000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29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01" calcext:value-type="float">
            <text:p>010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30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" calcext:value-type="float">
            <text:p>000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31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0" calcext:value-type="float">
            <text:p>010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32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" calcext:value-type="float">
            <text:p>0001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33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10" calcext:value-type="float">
            <text:p>0101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34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" calcext:value-type="float">
            <text:p>000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35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1" calcext:value-type="float">
            <text:p>010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36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" calcext:value-type="float">
            <text:p>000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37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11" calcext:value-type="float">
            <text:p>010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38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01" calcext:value-type="float">
            <text:p>100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39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10" calcext:value-type="float">
            <text:p>1001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40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11" calcext:value-type="float">
            <text:p>100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41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0" calcext:value-type="float">
            <text:p>000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42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0" calcext:value-type="float">
            <text:p>010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43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" calcext:value-type="float">
            <text:p>001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44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00" calcext:value-type="float">
            <text:p>011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45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00" calcext:value-type="float">
            <text:p>100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46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10" calcext:value-type="float">
            <text:p>100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47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" calcext:value-type="float">
            <text:p>000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48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00" calcext:value-type="float">
            <text:p>010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49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0" calcext:value-type="float">
            <text:p>001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50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00" calcext:value-type="float">
            <text:p>011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51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01" calcext:value-type="float">
            <text:p>100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52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011" calcext:value-type="float">
            <text:p>100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53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0100" calcext:value-type="float">
            <text:p>100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54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0" calcext:value-type="float">
            <text:p>00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55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011" calcext:value-type="float">
            <text:p>001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56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10" calcext:value-type="float">
            <text:p>0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57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011" calcext:value-type="float">
            <text:p>011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58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0" calcext:value-type="float">
            <text:p>0011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59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1" calcext:value-type="float">
            <text:p>001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60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10" calcext:value-type="float">
            <text:p>0111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61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11" calcext:value-type="float">
            <text:p>0111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62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100" calcext:value-type="float">
            <text:p>1111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63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101" calcext:value-type="float">
            <text:p>1111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27" office:value-type="string" calcext:value-type="string">
            <text:p>Integer Arit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264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A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65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0" calcext:value-type="float">
            <text:p>0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66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1" calcext:value-type="float">
            <text:p>1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67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" calcext:value-type="float">
            <text:p>0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68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0" calcext:value-type="float">
            <text:p>1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69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" calcext:value-type="float">
            <text:p>0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70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1" calcext:value-type="float">
            <text:p>1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71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" calcext:value-type="float">
            <text:p>0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72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U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0" calcext:value-type="float">
            <text:p>1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73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U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" calcext:value-type="float">
            <text:p>0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74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C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1" calcext:value-type="float">
            <text:p>1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75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S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" calcext:value-type="float">
            <text:p>0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76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POS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0" calcext:value-type="float">
            <text:p>1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77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G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" calcext:value-type="float">
            <text:p>0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78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C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1" calcext:value-type="float">
            <text:p>1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79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S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" calcext:value-type="float">
            <text:p>0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80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A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81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0" calcext:value-type="float">
            <text:p>0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82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" calcext:value-type="float">
            <text:p>0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83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" calcext:value-type="float">
            <text:p>0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84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" calcext:value-type="float">
            <text:p>0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85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" calcext:value-type="float">
            <text:p>0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86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" calcext:value-type="float">
            <text:p>0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87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G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" calcext:value-type="float">
            <text:p>0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88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" calcext:value-type="float">
            <text:p>0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89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1" calcext:value-type="float">
            <text:p>1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90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0" calcext:value-type="float">
            <text:p>1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91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1" calcext:value-type="float">
            <text:p>1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44" office:value-type="string" calcext:value-type="string">
            <text:p>n</text:p>
          </table:table-cell>
          <table:table-cell table:formula="of:=CONCATENATE (LOWER([.A292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0" calcext:value-type="float">
            <text:p>1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93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1" calcext:value-type="float">
            <text:p>1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94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E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0" calcext:value-type="float">
            <text:p>1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95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O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1" calcext:value-type="float">
            <text:p>1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96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A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97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N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0" calcext:value-type="float">
            <text:p>0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98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3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" calcext:value-type="float">
            <text:p>0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99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" calcext:value-type="float">
            <text:p>0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300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3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" calcext:value-type="float">
            <text:p>0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301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" calcext:value-type="float">
            <text:p>0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302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3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" calcext:value-type="float">
            <text:p>0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303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" calcext:value-type="float">
            <text:p>0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304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3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" calcext:value-type="float">
            <text:p>0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305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01" calcext:value-type="float">
            <text:p>1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306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3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0" calcext:value-type="float">
            <text:p>1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307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011" calcext:value-type="float">
            <text:p>1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308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3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0" calcext:value-type="float">
            <text:p>1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309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01" calcext:value-type="float">
            <text:p>1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310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3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0" calcext:value-type="float">
            <text:p>1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311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2</text:p>
          </table:table-cell>
          <table:table-cell table:style-name="ce27" office:value-type="string" calcext:value-type="string">
            <text:p>op2</text:p>
          </table:table-cell>
          <table:table-cell table:style-name="ce30" office:value-type="float" office:value="1111" calcext:value-type="float">
            <text:p>1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312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000" calcext:value-type="float">
            <text:p>11100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r</text:p>
          </table:table-cell>
          <table:table-cell table:formula="of:=LOWER([.A313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27" office:value-type="string" calcext:value-type="string">
            <text:p>op3</text:p>
          </table:table-cell>
          <table:table-cell table:style-name="ce29" office:value-type="float" office:value="111001" calcext:value-type="float">
            <text:p>11100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14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15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16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17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18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19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20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21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22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23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24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25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26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27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28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29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27"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7" office:value-type="string" calcext:value-type="string">
            <text:p>Control Transfer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30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27" office:value-type="string" calcext:value-type="string">
            <text:p>op3</text:p>
          </table:table-cell>
          <table:table-cell table:style-name="ce27" office:value-type="float" office:value="111011" calcext:value-type="float">
            <text:p>111011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27" office:value-type="string" calcext:value-type="string">
            <text:p>Load/Sto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office:value-type="string" calcext:value-type="string">
            <text:p>rn</text:p>
          </table:table-cell>
          <table:table-cell table:formula="of:=LOWER([.A33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46" table:number-columns-repeated="2"/>
          <table:table-cell table:number-columns-repeated="1016"/>
        </table:table-row>
        <table:table-row table:style-name="ro2" table:number-rows-repeated="10481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1" table:default-cell-style-name="ce45"/>
        <table:table-column table:style-name="co10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 AJIT processor implements the Sparc-V8 IS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e propose to extend this ISA to provide support for a native 64-bit integer datatyp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he proposed extensions use the existing instruction encodings to the maximum extent possibl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ll proposed extensions are RegisterXRegister -&gt; Register,Condition-codes type instruction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 load/store instructions are not modifie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e list the additional instructions in the subsequent section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 each case, only the differences in the encoding relative to an existing Sparc-V8 instruction are provided</text:p>
          </table:table-cell>
        </table:table-row>
      </table:table>
      <table:table table:name="ajit-insns" table:style-name="ta1">
        <table:table-column table:style-name="co11" table:default-cell-style-name="Default"/>
        <table:table-column table:style-name="co1" table:default-cell-style-name="ce27"/>
        <table:table-column table:style-name="co1" table:number-columns-repeated="3" table:default-cell-style-name="ce29"/>
        <table:table-column table:style-name="co1" table:default-cell-style-name="Default"/>
        <table:table-column table:style-name="co1" table:number-columns-repeated="2" table:default-cell-style-name="ce45"/>
        <table:table-column table:style-name="co1" table:number-columns-repeated="6" table:default-cell-style-name="ce27"/>
        <table:table-column table:style-name="co1" table:default-cell-style-name="ce45"/>
        <table:table-column table:style-name="co1" table:number-columns-repeated="2" table:default-cell-style-name="ce50"/>
        <table:table-column table:style-name="co1" table:number-columns-repeated="5" table:default-cell-style-name="Default"/>
        <table:table-row table:style-name="ro4">
          <table:table-cell table:style-name="ce25" office:value-type="string" calcext:value-type="string">
            <text:p>Opcode</text:p>
          </table:table-cell>
          <table:table-cell table:style-name="ce25" office:value-type="string" calcext:value-type="string">
            <text:p>Format type</text:p>
          </table:table-cell>
          <table:table-cell table:style-name="ce25" office:value-type="string" calcext:value-type="string">
            <text:p>Format Value</text:p>
          </table:table-cell>
          <table:table-cell table:style-name="ce25" office:value-type="string" calcext:value-type="string">
            <text:p>Other field</text:p>
          </table:table-cell>
          <table:table-cell table:style-name="ce25" office:value-type="string" calcext:value-type="string">
            <text:p>Value</text:p>
          </table:table-cell>
          <table:table-cell table:style-name="ce25" office:value-type="string" calcext:value-type="string">
            <text:p>Operation</text:p>
          </table:table-cell>
          <table:table-cell table:style-name="ce44" office:value-type="string" calcext:value-type="string">
            <text:p>Sparc V8 Manual main description page</text:p>
          </table:table-cell>
          <table:table-cell table:style-name="ce44" office:value-type="string" calcext:value-type="string">
            <text:p>Sparc V8 Manual main description Chapter reference</text:p>
          </table:table-cell>
          <table:table-cell table:style-name="ce25" office:value-type="string" calcext:value-type="string">
            <text:p>Insn Category</text:p>
          </table:table-cell>
          <table:table-cell table:style-name="ce25" office:value-type="string" calcext:value-type="string">
            <text:p>Insn Category Index</text:p>
          </table:table-cell>
          <table:table-cell table:style-name="ce25" office:value-type="string" calcext:value-type="string">
            <text:p>Format Index</text:p>
          </table:table-cell>
          <table:table-cell table:style-name="ce47" office:value-type="string" calcext:value-type="string">
            <text:p>Processing Status</text:p>
          </table:table-cell>
          <table:table-cell table:style-name="ce47" office:value-type="string" calcext:value-type="string">
            <text:p>Privilege</text:p>
          </table:table-cell>
          <table:table-cell table:style-name="ce25" office:value-type="string" calcext:value-type="string">
            <text:p>Notes</text:p>
          </table:table-cell>
          <table:table-cell table:style-name="ce44" office:value-type="string" calcext:value-type="string">
            <text:p>Register Type, if any</text:p>
          </table:table-cell>
          <table:table-cell table:style-name="ce25" office:value-type="string" calcext:value-type="string">
            <text:p>ASM Rator Syntax</text:p>
          </table:table-cell>
          <table:table-cell table:style-name="ce25" office:value-type="string" calcext:value-type="string">
            <text:p>Num Args</text:p>
          </table:table-cell>
          <table:table-cell table:style-name="ce52" office:value-type="string" calcext:value-type="string">
            <text:p>ASM Arg 1</text:p>
          </table:table-cell>
          <table:table-cell table:style-name="ce52" office:value-type="string" calcext:value-type="string">
            <text:p>ASM Arg 2</text:p>
          </table:table-cell>
          <table:table-cell table:style-name="ce52" office:value-type="string" calcext:value-type="string">
            <text:p>ASM Arg 3</text:p>
          </table:table-cell>
          <table:table-cell table:style-name="ce52" office:value-type="string" calcext:value-type="string">
            <text:p>ASM Arg 4</text:p>
          </table:table-cell>
          <table:table-cell table:style-name="ce52"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])" office:value-type="string" office:string-value="addd" calcext:value-type="string">
            <text:p>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])" office:value-type="string" office:string-value="adddcc" calcext:value-type="string">
            <text:p>ad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])" office:value-type="string" office:string-value="subd" calcext:value-type="string">
            <text:p>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])" office:value-type="string" office:string-value="subdcc" calcext:value-type="string">
            <text:p>sub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9])" office:value-type="string" office:string-value="umuld" calcext:value-type="string">
            <text:p>u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0])" office:value-type="string" office:string-value="smuld" calcext:value-type="string">
            <text:p>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1])" office:value-type="string" office:string-value="umuldcc" calcext:value-type="string">
            <text:p>u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2])" office:value-type="string" office:string-value="smuldcc" calcext:value-type="string">
            <text:p>s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3])" office:value-type="string" office:string-value="udivd" calcext:value-type="string">
            <text:p>u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4])" office:value-type="string" office:string-value="sdivd" calcext:value-type="string">
            <text:p>s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5])" office:value-type="string" office:string-value="udivdcc" calcext:value-type="string">
            <text:p>u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6])" office:value-type="string" office:string-value="sdivdcc" calcext:value-type="string">
            <text:p>s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7])" office:value-type="string" office:string-value="andd" calcext:value-type="string">
            <text:p>an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8])" office:value-type="string" office:string-value="anddcc" calcext:value-type="string">
            <text:p>an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9])" office:value-type="string" office:string-value="anddn" calcext:value-type="string">
            <text:p>and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0])" office:value-type="string" office:string-value="anddncc" calcext:value-type="string">
            <text:p>and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1])" office:value-type="string" office:string-value="ord" calcext:value-type="string">
            <text:p>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2])" office:value-type="string" office:string-value="ordcc" calcext:value-type="string">
            <text:p>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3])" office:value-type="string" office:string-value="ornd" calcext:value-type="string">
            <text:p>or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4])" office:value-type="string" office:string-value="orndcc" calcext:value-type="string">
            <text:p>or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5])" office:value-type="string" office:string-value="xord" calcext:value-type="string">
            <text:p>x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6])" office:value-type="string" office:string-value="xordcc" calcext:value-type="string">
            <text:p>x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7])" office:value-type="string" office:string-value="xnord" calcext:value-type="string">
            <text:p>xn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8])" office:value-type="string" office:string-value="xnordcc" calcext:value-type="string">
            <text:p>xn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0])" office:value-type="string" office:string-value="vaddd8" calcext:value-type="string">
            <text:p>vadd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1])" office:value-type="string" office:string-value="vaddd16" calcext:value-type="string">
            <text:p>vadd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2])" office:value-type="string" office:string-value="vaddd32" calcext:value-type="string">
            <text:p>vadd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4])" office:value-type="string" office:string-value="vsubd8" calcext:value-type="string">
            <text:p>vsub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5])" office:value-type="string" office:string-value="vsubd16" calcext:value-type="string">
            <text:p>vsub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6])" office:value-type="string" office:string-value="vsubd32" calcext:value-type="string">
            <text:p>vsub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8])" office:value-type="string" office:string-value="vumuld8" calcext:value-type="string">
            <text:p>vumul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9])" office:value-type="string" office:string-value="vumuld16" calcext:value-type="string">
            <text:p>vumul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0])" office:value-type="string" office:string-value="vumuld32" calcext:value-type="string">
            <text:p>vumul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2])" office:value-type="string" office:string-value="vsmuld8" calcext:value-type="string">
            <text:p>vsmul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3])" office:value-type="string" office:string-value="vsmuld16" calcext:value-type="string">
            <text:p>vsmul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4])" office:value-type="string" office:string-value="vsmuld32" calcext:value-type="string">
            <text:p>vsmul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DDDREDUCE8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6])" office:value-type="string" office:string-value="adddreduce8" calcext:value-type="string">
            <text:p>add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8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7])" office:value-type="string" office:string-value="ordreduce8" calcext:value-type="string">
            <text:p>or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8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8])" office:value-type="string" office:string-value="anddreduce8" calcext:value-type="string">
            <text:p>and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8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9])" office:value-type="string" office:string-value="xordreduce8" calcext:value-type="string">
            <text:p>xor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DDDREDUCE16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1])" office:value-type="string" office:string-value="adddreduce16" calcext:value-type="string">
            <text:p>ad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16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2])" office:value-type="string" office:string-value="ordreduce16" calcext:value-type="string">
            <text:p>or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16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3])" office:value-type="string" office:string-value="anddreduce16" calcext:value-type="string">
            <text:p>an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16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4])" office:value-type="string" office:string-value="xordreduce16" calcext:value-type="string">
            <text:p>xor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6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ADD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2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8])" office:value-type="string" office:string-value="vfadd32" calcext:value-type="string">
            <text:p>vfad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4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9])" office:value-type="string" office:string-value="vfsub32" calcext:value-type="string">
            <text:p>vfsub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6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0])" office:value-type="string" office:string-value="vfmul32" calcext:value-type="string">
            <text:p>vfmul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ADD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3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2])" office:value-type="string" office:string-value="vfadd16" calcext:value-type="string">
            <text:p>vfad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5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3])" office:value-type="string" office:string-value="vfsub16" calcext:value-type="string">
            <text:p>vfsub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7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4])" office:value-type="string" office:string-value="vfmul16" calcext:value-type="string">
            <text:p>vfmul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table:style-name="ce53" office:value-type="string" calcext:value-type="string">
            <text:p>VFDIV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table:style-name="ce53" office:value-type="string" calcext:value-type="string">
            <text:p>VFSQRT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FADDREDUCE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0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9])" office:value-type="string" office:string-value="faddreduce16" calcext:value-type="string">
            <text:p>fa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FS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1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1])" office:value-type="string" office:string-value="fstoh" calcext:value-type="string">
            <text:p>fst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HTOS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2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2])" office:value-type="string" office:string-value="fhtos" calcext:value-type="string">
            <text:p>fh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I16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4])" office:value-type="string" office:string-value="vfi16toh" calcext:value-type="string">
            <text:p>vfi16t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HTOI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9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5])" office:value-type="string" office:string-value="vfhtoi16" calcext:value-type="string">
            <text:p>vfhtoi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CSWAPD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7])" office:value-type="string" office:string-value="cswapd" calcext:value-type="string">
            <text:p>cswap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D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8])" office:value-type="string" office:string-value="cswapda" calcext:value-type="string">
            <text:p>cswap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 table:number-rows-repeated="4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3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4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5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CSWAPD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6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r</text:p>
          </table:table-cell>
          <table:table-cell table:formula="of:=LOWER([.A87])" office:value-type="string" office:string-value="cswapd" calcext:value-type="string">
            <text:p>cswap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D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6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n</text:p>
          </table:table-cell>
          <table:table-cell table:formula="of:=LOWER([.A88])" office:value-type="string" office:string-value="cswapda" calcext:value-type="string">
            <text:p>cswap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90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 table:number-rows-repeated="3">
          <table:table-cell table:number-columns-repeated="22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 table:number-rows-repeated="3">
          <table:table-cell table:number-columns-repeated="22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Cond-Table" table:style-name="ta1">
        <table:table-column table:style-name="co1" table:default-cell-style-name="Default"/>
        <table:table-column table:style-name="co1" table:default-cell-style-name="ce54"/>
        <table:table-column table:style-name="co1" table:number-columns-repeated="2" table:default-cell-style-name="Default"/>
        <table:table-column table:style-name="co1" table:default-cell-style-name="ce54"/>
        <table:table-column table:style-name="co1" table:number-columns-repeated="2" table:default-cell-style-name="Default"/>
        <table:table-column table:style-name="co1" table:default-cell-style-name="ce54"/>
        <table:table-column table:style-name="co1" table:number-columns-repeated="2" table:default-cell-style-name="Default"/>
        <table:table-column table:style-name="co1" table:default-cell-style-name="ce54"/>
        <table:table-row table:style-name="ro2">
          <table:table-cell office:value-type="string" calcext:value-type="string">
            <text:p>T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BA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F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CBN</text:p>
          </table:table-cell>
          <table:table-cell office:value-type="float" office:value="0" calcext:value-type="float">
            <text:p>0000</text:p>
          </table:table-cell>
        </table:table-row>
        <table:table-row table:style-name="ro2">
          <table:table-cell office:value-type="string" calcext:value-type="string">
            <text:p>T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FBU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CB3</text:p>
          </table:table-cell>
          <table:table-cell office:value-type="float" office:value="111" calcext:value-type="float">
            <text:p>0111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FB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CB2</text:p>
          </table:table-cell>
          <table:table-cell office:value-type="float" office:value="110" calcext:value-type="float">
            <text:p>0110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FBUG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CB23</text:p>
          </table:table-cell>
          <table:table-cell office:value-type="float" office:value="101" calcext:value-type="float">
            <text:p>0101</text:p>
          </table:table-cell>
        </table:table-row>
        <table:table-row table:style-name="ro2">
          <table:table-cell office:value-type="string" calcext:value-type="string">
            <text:p>T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FBL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CB1</text:p>
          </table:table-cell>
          <table:table-cell office:value-type="float" office:value="100" calcext:value-type="float">
            <text:p>0100</text:p>
          </table:table-cell>
        </table:table-row>
        <table:table-row table:style-name="ro2">
          <table:table-cell office:value-type="string" calcext:value-type="string">
            <text:p>T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FBU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CB13</text:p>
          </table:table-cell>
          <table:table-cell office:value-type="float" office:value="11" calcext:value-type="float">
            <text:p>0011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FBLG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CB12</text:p>
          </table:table-cell>
          <table:table-cell office:value-type="float" office:value="10" calcext:value-type="float">
            <text:p>0010</text:p>
          </table:table-cell>
        </table:table-row>
        <table:table-row table:style-name="ro2">
          <table:table-cell office:value-type="string" calcext:value-type="string">
            <text:p>T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B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FBN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CB123</text:p>
          </table:table-cell>
          <table:table-cell office:value-type="float" office:value="1" calcext:value-type="float">
            <text:p>0001</text:p>
          </table:table-cell>
        </table:table-row>
        <table:table-row table:style-name="ro2">
          <table:table-cell office:value-type="string" calcext:value-type="string">
            <text:p>T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B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FB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CB0</text:p>
          </table:table-cell>
          <table:table-cell office:value-type="float" office:value="1001" calcext:value-type="float">
            <text:p>1001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B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FBUE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CB03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office:value-type="string" calcext:value-type="string">
            <text:p>T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B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F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CB02</text:p>
          </table:table-cell>
          <table:table-cell office:value-type="float" office:value="1011" calcext:value-type="float">
            <text:p>1011</text:p>
          </table:table-cell>
        </table:table-row>
        <table:table-row table:style-name="ro2">
          <table:table-cell office:value-type="string" calcext:value-type="string">
            <text:p>T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B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FBUGE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CB023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office:value-type="string" calcext:value-type="string">
            <text:p>T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B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FBLE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CB01</text:p>
          </table:table-cell>
          <table:table-cell office:value-type="float" office:value="1101" calcext:value-type="float">
            <text:p>1101</text:p>
          </table:table-cell>
        </table:table-row>
        <table:table-row table:style-name="ro2">
          <table:table-cell office:value-type="string" calcext:value-type="string">
            <text:p>T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B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FBULE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CB013</text:p>
          </table:table-cell>
          <table:table-cell office:value-type="float" office:value="1110" calcext:value-type="float">
            <text:p>1110</text:p>
          </table:table-cell>
        </table:table-row>
        <table:table-row table:style-name="ro2">
          <table:table-cell office:value-type="string" calcext:value-type="string">
            <text:p>T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B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FBO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CB012</text:p>
          </table:table-cell>
          <table:table-cell office:value-type="float" office:value="1111" calcext:value-type="float">
            <text:p>1111</text:p>
          </table:table-cell>
        </table:table-row>
      </table:table>
      <table:table table:name="Format-Details" table:style-name="ta1">
        <office:forms form:automatic-focus="false" form:apply-design-mode="false"/>
        <table:table-column table:style-name="co14" table:default-cell-style-name="ce55"/>
        <table:table-column table:style-name="co15" table:default-cell-style-name="ce56"/>
        <table:table-column table:style-name="co16" table:default-cell-style-name="ce56"/>
        <table:table-column table:style-name="co16" table:default-cell-style-name="ce57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21" table:default-cell-style-name="ce57"/>
        <table:table-column table:style-name="co22" table:default-cell-style-name="ce59"/>
        <table:table-column table:style-name="co17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3" table:default-cell-style-name="ce59"/>
        <table:table-column table:style-name="co21" table:default-cell-style-name="ce57"/>
        <table:table-column table:style-name="co17" table:default-cell-style-name="ce58"/>
        <table:table-column table:style-name="co18" table:default-cell-style-name="ce58"/>
        <table:table-column table:style-name="co24" table:default-cell-style-name="ce58"/>
        <table:table-column table:style-name="co25" table:default-cell-style-name="ce58"/>
        <table:table-column table:style-name="co23" table:default-cell-style-name="ce57"/>
        <table:table-column table:style-name="co26" table:default-cell-style-name="ce59"/>
        <table:table-column table:style-name="co17" table:default-cell-style-name="ce60"/>
        <table:table-column table:style-name="co18" table:default-cell-style-name="ce60"/>
        <table:table-column table:style-name="co20" table:default-cell-style-name="ce60"/>
        <table:table-column table:style-name="co27" table:default-cell-style-name="ce60"/>
        <table:table-column table:style-name="co23" table:default-cell-style-name="ce59"/>
        <table:table-column table:style-name="co28" table:default-cell-style-name="ce57"/>
        <table:table-column table:style-name="co17" table:default-cell-style-name="ce58"/>
        <table:table-column table:style-name="co18" table:default-cell-style-name="ce58"/>
        <table:table-column table:style-name="co25" table:default-cell-style-name="ce58"/>
        <table:table-column table:style-name="co29" table:default-cell-style-name="ce58"/>
        <table:table-column table:style-name="co23" table:default-cell-style-name="ce57"/>
        <table:table-column table:style-name="co30" table:default-cell-style-name="ce59"/>
        <table:table-column table:style-name="co17" table:default-cell-style-name="ce60"/>
        <table:table-column table:style-name="co18" table:default-cell-style-name="ce60"/>
        <table:table-column table:style-name="co31" table:default-cell-style-name="ce60"/>
        <table:table-column table:style-name="co25" table:default-cell-style-name="ce60"/>
        <table:table-column table:style-name="co23" table:default-cell-style-name="ce59"/>
        <table:table-column table:style-name="co32" table:default-cell-style-name="ce57"/>
        <table:table-column table:style-name="co24" table:default-cell-style-name="ce58"/>
        <table:table-column table:style-name="co33" table:number-columns-repeated="2" table:default-cell-style-name="ce58"/>
        <table:table-column table:style-name="co34" table:default-cell-style-name="ce58"/>
        <table:table-column table:style-name="co35" table:default-cell-style-name="ce57"/>
        <table:table-column table:style-name="co38" table:default-cell-style-name="ce59"/>
        <table:table-column table:style-name="co16" table:default-cell-style-name="ce60"/>
        <table:table-column table:style-name="co18" table:default-cell-style-name="ce60"/>
        <table:table-column table:style-name="co25" table:default-cell-style-name="ce60"/>
        <table:table-column table:style-name="co24" table:default-cell-style-name="ce60"/>
        <table:table-column table:style-name="co39" table:default-cell-style-name="ce59"/>
        <table:table-column table:style-name="co20" table:default-cell-style-name="ce57"/>
        <table:table-column table:style-name="co20" table:number-columns-repeated="4" table:default-cell-style-name="ce58"/>
        <table:table-column table:style-name="co20" table:default-cell-style-name="ce57"/>
        <table:table-column table:style-name="co20" table:default-cell-style-name="ce55"/>
        <table:table-row table:style-name="ro2">
          <table:table-cell office:value-type="string" calcext:value-type="string">
            <text:p>Format_Name</text:p>
          </table:table-cell>
          <table:table-cell office:value-type="string" calcext:value-type="string">
            <text:p>Num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Sum-Of-Lengths</text:p>
          </table:table-cell>
        </table:table-row>
        <table:table-row table:style-name="ro2"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]-[.F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K2]-[.L2]+1" office:value-type="float" office:value="30" calcext:value-type="float">
            <text:p>30</text:p>
          </table:table-cell>
          <table:table-cell/>
          <table:table-cell office:value-type="string" calcext:value-type="string">
            <text:p>range</text:p>
          </table:table-cell>
          <table:table-cell table:number-columns-repeated="42"/>
          <table:table-cell table:formula="of:=SUM([.BC2];[.AW2];[.AQ2];[.AK2];[.AE2];[.Y2];[.S2];[.M2];[.G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]-[.F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]-[.L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Q3]-[.R3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W3]-[.X3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30"/>
          <table:table-cell table:formula="of:=SUM([.BC3];[.AW3];[.AQ3];[.AK3];[.AE3];[.Y3];[.S3];[.M3];[.G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4]-[.F4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K4]-[.L4]+1" office:value-type="float" office:value="1" calcext:value-type="float">
            <text:p>1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Q4]-[.R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W4]-[.X4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disp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AC4]-[.AD4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24"/>
          <table:table-cell table:formula="of:=SUM([.BC4];[.AW4];[.AQ4];[.AK4];[.AE4];[.Y4];[.S4];[.M4];[.G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5]-[.F5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ONAME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5]-[.L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Q5]-[.R5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W5]-[.X5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30"/>
          <table:table-cell table:formula="of:=SUM([.BC5];[.AW5];[.AQ5];[.AK5];[.AE5];[.Y5];[.S5];[.M5];[.G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6]-[.F6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6]-[.L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Q6]-[.R6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onst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W6]-[.X6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ge</text:p>
          </table:table-cell>
          <table:table-cell table:number-columns-repeated="30"/>
          <table:table-cell table:formula="of:=SUM([.BC6];[.AW6];[.AQ6];[.AK6];[.AE6];[.Y6];[.S6];[.M6];[.G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7]-[.F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7]-[.L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7]-[.R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7]-[.X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7]-[.AD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7]-[.AJ7]+1" office:value-type="float" office:value="8" calcext:value-type="float">
            <text:p>8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7]-[.AP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7];[.AW7];[.AQ7];[.AK7];[.AE7];[.Y7];[.S7];[.M7];[.G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8]-[.F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8]-[.L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8]-[.R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8]-[.X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8]-[.AD8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8]-[.AJ8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8];[.AW8];[.AQ8];[.AK8];[.AE8];[.Y8];[.S8];[.M8];[.G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9]-[.F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9]-[.L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9]-[.R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9]-[.X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9]-[.AD9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9]-[.AJ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9];[.AW9];[.AQ9];[.AK9];[.AE9];[.Y9];[.S9];[.M9];[.G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0]-[.F10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0]-[.L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0]-[.R1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0]-[.X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10]-[.AD1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10]-[.AJ10]+1"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10]-[.AP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10];[.AW10];[.AQ10];[.AK10];[.AE10];[.Y10];[.S10];[.M10];[.G10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1]-[.F11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1]-[.L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1]-[.R1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1]-[.X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11]-[.AD1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11]-[.AJ1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11];[.AW11];[.AQ11];[.AK11];[.AE11];[.Y11];[.S11];[.M11];[.G11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2]-[.F12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2]-[.L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2]-[.R1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2]-[.X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12]-[.AD1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12]-[.AJ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12];[.AW12];[.AQ12];[.AK12];[.AE12];[.Y12];[.S12];[.M12];[.G1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3]-[.F1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K13]-[.L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Q13]-[.R13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W13]-[.X13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C13]-[.AD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I13]-[.AJ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O13]-[.AP13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U13]-[.AV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13];[.AW13];[.AQ13];[.AK13];[.AE13];[.Y13];[.S13];[.M13];[.G1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4]-[.F14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K14]-[.L14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Q14]-[.R1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W14]-[.X14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C14]-[.AD1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I14]-[.AJ14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AO14]-[.AP14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m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U14]-[.AV14]+1" office:value-type="float" office:value="7" calcext:value-type="float">
            <text:p>7</text:p>
          </table:table-cell>
          <table:table-cell/>
          <table:table-cell office:value-type="string" calcext:value-type="string">
            <text:p>range</text:p>
          </table:table-cell>
          <table:table-cell table:number-columns-repeated="6"/>
          <table:table-cell table:formula="of:=SUM([.BC14];[.AW14];[.AQ14];[.AK14];[.AE14];[.Y14];[.S14];[.M14];[.G1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5]-[.F1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5]-[.L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5]-[.R1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5]-[.X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15]-[.AD15]+1" office:value-type="float" office:value="9" calcext:value-type="float">
            <text:p>9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15]-[.AJ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15];[.AW15];[.AQ15];[.AK15];[.AE15];[.Y15];[.S15];[.M15];[.G1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6]-[.F1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6]-[.L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6]-[.R1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6]-[.X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16]-[.AD16]+1" office:value-type="float" office:value="9" calcext:value-type="float">
            <text:p>9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16]-[.AJ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16];[.AW16];[.AQ16];[.AK16];[.AE16];[.Y16];[.S16];[.M16];[.G1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7]-[.F1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7]-[.L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7]-[.R1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7]-[.X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17]-[.AD1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17]-[.AJ17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17]-[.AP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17];[.AW17];[.AQ17];[.AK17];[.AE17];[.Y17];[.S17];[.M17];[.G1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8]-[.F1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8]-[.L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8]-[.R1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8]-[.X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UNUSE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C18]-[.AD18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4"/>
          <table:table-cell table:formula="of:=SUM([.BC18];[.AW18];[.AQ18];[.AK18];[.AE18];[.Y18];[.S18];[.M18];[.G1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9]-[.F1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9]-[.L19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9]-[.R19]+1" office:value-type="float" office:value="6" calcext:value-type="float">
            <text:p>6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9]-[.X19]+1" office:value-type="float" office:value="5" calcext:value-type="float">
            <text:p>5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C19]-[.AD19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4"/>
          <table:table-cell table:formula="of:=SUM([.BC19];[.AW19];[.AQ19];[.AK19];[.AE19];[.Y19];[.S19];[.M19];[.G1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0]-[.F2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0]-[.L20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0]-[.R2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0]-[.X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0]-[.AD2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20]-[.AJ20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20]-[.AP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20];[.AW20];[.AQ20];[.AK20];[.AE20];[.Y20];[.S20];[.M20];[.G20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1]-[.F21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1]-[.L21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1]-[.R2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1]-[.X2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1]-[.AD2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21]-[.AJ2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21];[.AW21];[.AQ21];[.AK21];[.AE21];[.Y21];[.S21];[.M21];[.G21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2]-[.F2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2]-[.L2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2]-[.R2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2]-[.X2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22]-[.AD2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22]-[.AJ2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22];[.AW22];[.AQ22];[.AK22];[.AE22];[.Y22];[.S22];[.M22];[.G2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3]-[.F2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3]-[.L23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3]-[.R23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3]-[.X2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23]-[.AD23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23]-[.AJ2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23];[.AW23];[.AQ23];[.AK23];[.AE23];[.Y23];[.S23];[.M23];[.G2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4]-[.F24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4]-[.L2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4]-[.R24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4]-[.X2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4]-[.AD24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I24]-[.AJ24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O24]-[.AP24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U24]-[.AV2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24];[.AW24];[.AQ24];[.AK24];[.AE24];[.Y24];[.S24];[.M24];[.G2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5]-[.F2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5]-[.L2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5]-[.R2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5]-[.X2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5]-[.AD25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AI25]-[.AJ2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O25]-[.AP2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U25]-[.AV25]+1" office:value-type="float" office:value="6" calcext:value-type="float">
            <text:p>6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25];[.AW25];[.AQ25];[.AK25];[.AE25];[.Y25];[.S25];[.M25];[.G2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6]-[.F2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6]-[.L2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6]-[.R2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6]-[.X2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6]-[.AD26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AI26]-[.AJ2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O26]-[.AP2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U26]-[.AV26]+1" office:value-type="float" office:value="6" calcext:value-type="float">
            <text:p>6</text:p>
          </table:table-cell>
          <table:table-cell/>
          <table:table-cell office:value-type="string" calcext:value-type="string">
            <text:p>range</text:p>
          </table:table-cell>
          <table:table-cell table:number-columns-repeated="6"/>
          <table:table-cell table:formula="of:=SUM([.BC26];[.AW26];[.AQ26];[.AK26];[.AE26];[.Y26];[.S26];[.M26];[.G2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7]-[.F2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7]-[.L2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7]-[.R2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7]-[.X2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7]-[.AD2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27]-[.AJ27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27]-[.AP27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27]-[.AV2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27]-[.BB2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27];[.AW27];[.AQ27];[.AK27];[.AE27];[.Y27];[.S27];[.M27];[.G2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8]-[.F2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8]-[.L2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8]-[.R2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8]-[.X2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8]-[.AD2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28]-[.AJ28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28]-[.AP28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28]-[.AV28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28]-[.BB2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28];[.AW28];[.AQ28];[.AK28];[.AE28];[.Y28];[.S28];[.M28];[.G2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9]-[.F2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9]-[.L2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9]-[.R2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9]-[.X2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9]-[.AD29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29]-[.AJ29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29]-[.AP29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29]-[.AV29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29]-[.BB2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29];[.AW29];[.AQ29];[.AK29];[.AE29];[.Y29];[.S29];[.M29];[.G2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0]-[.F30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0]-[.L3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0]-[.R3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0]-[.X3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0]-[.AD3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30]-[.AJ30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30]-[.AP3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30];[.AW30];[.AQ30];[.AK30];[.AE30];[.Y30];[.S30];[.M30];[.G30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1]-[.F31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1]-[.L3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1]-[.R3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1]-[.X3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1]-[.AD3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AI31]-[.AJ31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O31]-[.AP31]+1"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table:number-columns-repeated="12"/>
          <table:table-cell table:formula="of:=SUM([.BC31];[.AW31];[.AQ31];[.AK31];[.AE31];[.Y31];[.S31];[.M31];[.G31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2]-[.F3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2]-[.L3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2]-[.R32]+1" office:value-type="float" office:value="6" calcext:value-type="float">
            <text:p>6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2]-[.X3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32]-[.AD3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32]-[.AJ3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32];[.AW32];[.AQ32];[.AK32];[.AE32];[.Y32];[.S32];[.M32];[.G3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3]-[.AD3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33];[.AW33];[.AQ33];[.AK33];[.AE33];[.Y33];[.S33];[.M33];[.G3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34]-[.AJ34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34];[.AW34];[.AQ34];[.AK34];[.AE34];[.Y34];[.S34];[.M34];[.G3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5]-[.F3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5]-[.L3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5]-[.R3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5]-[.X3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5]-[.AD35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I35]-[.AJ35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O35]-[.AP35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U35]-[.AV3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35];[.AW35];[.AQ35];[.AK35];[.AE35];[.Y35];[.S35];[.M35];[.G3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6]-[.F3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6]-[.L3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6]-[.R3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6]-[.X3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6]-[.AD36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36]-[.AJ36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36];[.AW36];[.AQ36];[.AK36];[.AE36];[.Y36];[.S36];[.M36];[.G3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7]-[.F3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7]-[.L3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7]-[.R3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7]-[.X3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7]-[.AD3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37]-[.AJ37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37]-[.AP37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37]-[.AV3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37]-[.BB3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37];[.AW37];[.AQ37];[.AK37];[.AE37];[.Y37];[.S37];[.M37];[.G3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8]-[.F3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8]-[.L3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8]-[.R3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8]-[.X3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8]-[.AD3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38]-[.AJ38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38]-[.AP38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38]-[.AV3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38]-[.BB3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38];[.AW38];[.AQ38];[.AK38];[.AE38];[.Y38];[.S38];[.M38];[.G3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9]-[.F3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9]-[.L3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9]-[.R3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9]-[.X3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9]-[.AD39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39]-[.AJ39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39]-[.AP39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39]-[.AV3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39]-[.BB3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39];[.AW39];[.AQ39];[.AK39];[.AE39];[.Y39];[.S39];[.M39];[.G3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40]-[.F4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40]-[.L4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40]-[.R4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40]-[.X4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40]-[.AD40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40]-[.AJ40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18"/>
          <table:table-cell table:formula="of:=SUM([.BC40];[.AW40];[.AQ40];[.AK40];[.AE40];[.Y40];[.S40];[.M40];[.G40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41]-[.F41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41]-[.L4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41]-[.R4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41]-[.X4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41]-[.AD41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41]-[.AJ41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18"/>
          <table:table-cell table:formula="of:=SUM([.BC41];[.AW41];[.AQ41];[.AK41];[.AE41];[.Y41];[.S41];[.M41];[.G41])" office:value-type="float" office:value="32" calcext:value-type="float">
            <text:p>32</text:p>
          </table:table-cell>
        </table:table-row>
        <table:table-row table:style-name="ro2" table:number-rows-repeated="1048534">
          <table:table-cell table:number-columns-repeated="58"/>
        </table:table-row>
        <table:table-row table:style-name="ro2">
          <table:table-cell table:number-columns-repeated="58"/>
        </table:table-row>
      </table:table>
      <table:table table:name="Insns" table:style-name="ta1">
        <office:forms form:automatic-focus="false" form:apply-design-mode="false"/>
        <table:table-column table:style-name="co36" table:default-cell-style-name="Default"/>
        <table:table-column table:style-name="co1" table:default-cell-style-name="ce27"/>
        <table:table-column table:style-name="co1" table:number-columns-repeated="3" table:default-cell-style-name="ce29"/>
        <table:table-column table:style-name="co1" table:default-cell-style-name="Default"/>
        <table:table-column table:style-name="co1" table:number-columns-repeated="2" table:default-cell-style-name="ce45"/>
        <table:table-column table:style-name="co1" table:number-columns-repeated="6" table:default-cell-style-name="ce27"/>
        <table:table-column table:style-name="co1" table:default-cell-style-name="ce45"/>
        <table:table-column table:style-name="co37" table:default-cell-style-name="ce50"/>
        <table:table-column table:style-name="co1" table:number-columns-repeated="2" table:default-cell-style-name="ce50"/>
        <table:table-column table:style-name="co1" table:number-columns-repeated="24" table:default-cell-style-name="Default"/>
        <table:table-row table:style-name="ro4">
          <table:table-cell table:style-name="ce25" office:value-type="string" calcext:value-type="string">
            <text:p>Opcode</text:p>
          </table:table-cell>
          <table:table-cell table:style-name="ce25" office:value-type="string" calcext:value-type="string">
            <text:p>Format type</text:p>
          </table:table-cell>
          <table:table-cell table:style-name="ce25" office:value-type="string" calcext:value-type="string">
            <text:p>Format Value</text:p>
          </table:table-cell>
          <table:table-cell table:style-name="ce25" office:value-type="string" calcext:value-type="string">
            <text:p>Other field</text:p>
          </table:table-cell>
          <table:table-cell table:style-name="ce25" office:value-type="string" calcext:value-type="string">
            <text:p>Value</text:p>
          </table:table-cell>
          <table:table-cell table:style-name="ce25" office:value-type="string" calcext:value-type="string">
            <text:p>Operation</text:p>
          </table:table-cell>
          <table:table-cell table:style-name="ce25" office:value-type="string" calcext:value-type="string">
            <text:p>Sparc V8 Manual main description page</text:p>
          </table:table-cell>
          <table:table-cell table:style-name="ce25" office:value-type="string" calcext:value-type="string">
            <text:p>Sparc V8 Manual main description Chapter reference</text:p>
          </table:table-cell>
          <table:table-cell table:style-name="ce25" office:value-type="string" calcext:value-type="string">
            <text:p>Insn Category</text:p>
          </table:table-cell>
          <table:table-cell table:style-name="ce25" office:value-type="string" calcext:value-type="string">
            <text:p>Insn Category Index</text:p>
          </table:table-cell>
          <table:table-cell table:style-name="ce25" office:value-type="string" calcext:value-type="string">
            <text:p>Format Index</text:p>
          </table:table-cell>
          <table:table-cell table:style-name="ce25" office:value-type="string" calcext:value-type="string">
            <text:p>Processing Status</text:p>
          </table:table-cell>
          <table:table-cell table:style-name="ce25" office:value-type="string" calcext:value-type="string">
            <text:p>Privilege</text:p>
          </table:table-cell>
          <table:table-cell table:style-name="ce25" office:value-type="string" calcext:value-type="string">
            <text:p>Notes</text:p>
          </table:table-cell>
          <table:table-cell table:style-name="ce25" office:value-type="string" calcext:value-type="string">
            <text:p>Register Type, if any</text:p>
          </table:table-cell>
          <table:table-cell table:style-name="ce25" office:value-type="string" calcext:value-type="string">
            <text:p>ASM Rator Syntax</text:p>
          </table:table-cell>
          <table:table-cell table:style-name="ce25" office:value-type="string" calcext:value-type="string">
            <text:p>ASM Rand Syntax Notes</text:p>
          </table:table-cell>
          <table:table-cell table:style-name="ce25" office:value-type="string" calcext:value-type="string">
            <text:p>Num Args</text:p>
          </table:table-cell>
          <table:table-cell table:style-name="ce25" office:value-type="string" calcext:value-type="string">
            <text:p>ASM Arg 1</text:p>
          </table:table-cell>
          <table:table-cell table:style-name="ce25" office:value-type="string" calcext:value-type="string">
            <text:p>ASM Arg 2</text:p>
          </table:table-cell>
          <table:table-cell table:style-name="ce25" office:value-type="string" calcext:value-type="string">
            <text:p>ASM Arg 3</text:p>
          </table:table-cell>
          <table:table-cell table:style-name="ce25" office:value-type="string" calcext:value-type="string">
            <text:p>ASM Arg 4</text:p>
          </table:table-cell>
          <table:table-cell table:style-name="ce25"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SB</text:p>
          </table:table-cell>
          <table:table-cell office:value-type="string" calcext:value-type="string">
            <text:p>op3</text:p>
          </table:table-cell>
          <table:table-cell office:value-type="float" office:value="1001" calcext:value-type="float">
            <text:p>001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SH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UB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UH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SBA</text:p>
          </table:table-cell>
          <table:table-cell office:value-type="string" calcext:value-type="string">
            <text:p>op3</text:p>
          </table:table-cell>
          <table:table-cell office:value-type="float" office:value="11001" calcext:value-type="float">
            <text:p>011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string" calcext:value-type="string">
            <text:p>[regaddr] a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SHA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string" calcext:value-type="string">
            <text:p>[regaddr] a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UBA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string" calcext:value-type="string">
            <text:p>[regaddr] a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UHA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string" calcext:value-type="string">
            <text:p>[regaddr] a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A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string" calcext:value-type="string">
            <text:p>[regaddr] a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DA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string" calcext:value-type="string">
            <text:p>[regaddr] a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F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f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DF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f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FSR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f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C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DC</text:p>
          </table:table-cell>
          <table:table-cell office:value-type="string" calcext:value-type="string">
            <text:p>op3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CSR</text:p>
          </table:table-cell>
          <table:table-cell office:value-type="string" calcext:value-type="string">
            <text:p>op3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H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BA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string" calcext:value-type="string">
            <text:p>[regaddr] a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HA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string" calcext:value-type="string">
            <text:p>[regaddr] a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string" calcext:value-type="string">
            <text:p>[regaddr] a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DA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rn</text:p>
          </table:table-cell>
          <table:table-cell table:formula="of:=LOWER([.A27])" office:value-type="string" office:string-value="stda" calcext:value-type="string">
            <text:p>stda</text:p>
          </table:table-cell>
          <table:table-cell office:value-type="string" calcext:value-type="string">
            <text:p>[regaddr] a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F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DF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r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FSR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DFQ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r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C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DC</text:p>
          </table:table-cell>
          <table:table-cell office:value-type="string" calcext:value-type="string">
            <text:p>op3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r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CSR</text:p>
          </table:table-cell>
          <table:table-cell office:value-type="string" calcext:value-type="string">
            <text:p>op3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DCQ</text:p>
          </table:table-cell>
          <table:table-cell office:value-type="string" calcext:value-type="string">
            <text:p>op3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r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STUB</text:p>
          </table:table-cell>
          <table:table-cell office:value-type="string" calcext:value-type="string">
            <text:p>op3</text:p>
          </table:table-cell>
          <table:table-cell office:value-type="float" office:value="1101" calcext:value-type="float">
            <text:p>0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STUBA</text:p>
          </table:table-cell>
          <table:table-cell office:value-type="string" calcext:value-type="string">
            <text:p>op3</text:p>
          </table:table-cell>
          <table:table-cell office:value-type="float" office:value="11101" calcext:value-type="float">
            <text:p>01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n</text:p>
          </table:table-cell>
          <table:table-cell table:formula="of:=LOWER([.A37])" office:value-type="string" office:string-value="ldstuba" calcext:value-type="string">
            <text:p>ldstuba</text:p>
          </table:table-cell>
          <table:table-cell office:value-type="string" calcext:value-type="string">
            <text:p>[regaddr] a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WAP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WAPA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n</text:p>
          </table:table-cell>
          <table:table-cell table:formula="of:=LOWER([.A39])" office:value-type="string" office:string-value="swapa" calcext:value-type="string">
            <text:p>swapa</text:p>
          </table:table-cell>
          <table:table-cell office:value-type="string" calcext:value-type="string">
            <text:p>[regaddr] a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THI</text:p>
          </table:table-cell>
          <table:table-cell office:value-type="string" calcext:value-type="string">
            <text:p>op2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string" calcext:value-type="string">
            <text:p>cons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op2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office:value-type="float" office:value="1000" calcext:value-type="float">
            <text:p>00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office:value-type="float" office:value="11000" calcext:value-type="float">
            <text:p>01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office:value-type="float" office:value="1100" calcext:value-type="float">
            <text:p>00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office:value-type="float" office:value="11100" calcext:value-type="float">
            <text:p>01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A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N</text:p>
          </table:table-cell>
          <table:table-cell office:value-type="string" calcext:value-type="string">
            <text:p>op2</text:p>
          </table:table-cell>
          <table:table-cell table:style-name="ce30" office:value-type="float" office:value="0" calcext:value-type="float">
            <text:p>0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1" calcext:value-type="float">
            <text:p>1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" calcext:value-type="float">
            <text:p>0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G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0" calcext:value-type="float">
            <text:p>1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L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" calcext:value-type="float">
            <text:p>0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G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1" calcext:value-type="float">
            <text:p>1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L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" calcext:value-type="float">
            <text:p>0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GU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0" calcext:value-type="float">
            <text:p>1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LEU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" calcext:value-type="float">
            <text:p>0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1" calcext:value-type="float">
            <text:p>1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" calcext:value-type="float">
            <text:p>0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POS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0" calcext:value-type="float">
            <text:p>1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NEG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" calcext:value-type="float">
            <text:p>0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1" calcext:value-type="float">
            <text:p>1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" calcext:value-type="float">
            <text:p>0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A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N</text:p>
          </table:table-cell>
          <table:table-cell office:value-type="string" calcext:value-type="string">
            <text:p>op2</text:p>
          </table:table-cell>
          <table:table-cell table:style-name="ce30" office:value-type="float" office:value="0" calcext:value-type="float">
            <text:p>0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U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" calcext:value-type="float">
            <text:p>0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G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" calcext:value-type="float">
            <text:p>0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UG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" calcext:value-type="float">
            <text:p>0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L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" calcext:value-type="float">
            <text:p>0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UL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" calcext:value-type="float">
            <text:p>0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LG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" calcext:value-type="float">
            <text:p>0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N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" calcext:value-type="float">
            <text:p>0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1" calcext:value-type="float">
            <text:p>1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U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0" calcext:value-type="float">
            <text:p>1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G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1" calcext:value-type="float">
            <text:p>1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UG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0" calcext:value-type="float">
            <text:p>1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L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1" calcext:value-type="float">
            <text:p>1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UL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0" calcext:value-type="float">
            <text:p>1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O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1" calcext:value-type="float">
            <text:p>1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A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N</text:p>
          </table:table-cell>
          <table:table-cell office:value-type="string" calcext:value-type="string">
            <text:p>op2</text:p>
          </table:table-cell>
          <table:table-cell table:style-name="ce30" office:value-type="float" office:value="0" calcext:value-type="float">
            <text:p>0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3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" calcext:value-type="float">
            <text:p>0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2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" calcext:value-type="float">
            <text:p>0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23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" calcext:value-type="float">
            <text:p>0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1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" calcext:value-type="float">
            <text:p>0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13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" calcext:value-type="float">
            <text:p>0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12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" calcext:value-type="float">
            <text:p>0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123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" calcext:value-type="float">
            <text:p>0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0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1" calcext:value-type="float">
            <text:p>1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03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0" calcext:value-type="float">
            <text:p>1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02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1" calcext:value-type="float">
            <text:p>1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023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0" calcext:value-type="float">
            <text:p>1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01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1" calcext:value-type="float">
            <text:p>1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013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0" calcext:value-type="float">
            <text:p>1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012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1" calcext:value-type="float">
            <text:p>1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op</text:p>
          </table:table-cell>
          <table:table-cell table:style-name="ce43" office:value-type="float" office:value="1" calcext:value-type="float">
            <text:p>01</text:p>
          </table:table-cell>
          <table:table-cell table:style-name="ce43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string" calcext:value-type="string">
            <text:p>labe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MPL</text:p>
          </table:table-cell>
          <table:table-cell office:value-type="string" calcext:value-type="string">
            <text:p>op3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string" calcext:value-type="string">
            <text:p>add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TT</text:p>
          </table:table-cell>
          <table:table-cell office:value-type="string" calcext:value-type="string">
            <text:p>op3</text:p>
          </table:table-cell>
          <table:table-cell office:value-type="float" office:value="111001" calcext:value-type="float">
            <text:p>111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string" calcext:value-type="string">
            <text:p>add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NE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G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LE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GE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L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GU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LEU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C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S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POS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NEG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VC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VS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DY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DASR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DASR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DPSR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01001" calcext:value-type="float">
            <text:p>101001</text:p>
          </table:table-cell>
          <table:table-cell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DWIM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01010" calcext:value-type="float">
            <text:p>101010</text:p>
          </table:table-cell>
          <table:table-cell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DTBR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01011" calcext:value-type="float">
            <text:p>101011</text:p>
          </table:table-cell>
          <table:table-cell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RY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000" calcext:value-type="float">
            <text:p>1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RASR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000" calcext:value-type="float">
            <text:p>1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RASR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000" calcext:value-type="float">
            <text:p>1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RPSR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001" calcext:value-type="float">
            <text:p>1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rg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RWIM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010" calcext:value-type="float">
            <text:p>1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rg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RTBR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011" calcext:value-type="float">
            <text:p>1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g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BAR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OWER([.A159])" office:value-type="string" office:string-value="stbar" calcext:value-type="string">
            <text:p>stba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NIMP</text:p>
          </table:table-cell>
          <table:table-cell office:value-type="string" calcext:value-type="string">
            <text:p>op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SH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1011" calcext:value-type="float">
            <text:p>1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string" calcext:value-type="string">
            <text:p>add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iTOs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iTOd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string" calcext:value-type="string">
            <text:p>dou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iTOq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sTOi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dTOi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string" calcext:value-type="string">
            <text:p>dou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qTOi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sTOd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string" calcext:value-type="string">
            <text:p>dou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sTOq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dTOs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string" calcext:value-type="string">
            <text:p>dou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dTOq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qTOs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qTOd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MOVs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NEGs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ABSs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SQRTs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SQRTd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string" calcext:value-type="string">
            <text:p>dou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SQRTq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ADDs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ADDd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string" calcext:value-type="string">
            <text:p>dou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ADDq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string" calcext:value-type="string">
            <text:p>qu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SUBs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SUBd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string" calcext:value-type="string">
            <text:p>dou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SUBq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string" calcext:value-type="string">
            <text:p>qu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MULs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MULd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string" calcext:value-type="string">
            <text:p>dou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MULq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string" calcext:value-type="string">
            <text:p>qu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sMULd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string" calcext:value-type="string">
            <text:p>dou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dMULq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string" calcext:value-type="string">
            <text:p>qu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DIVs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DIVd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string" calcext:value-type="string">
            <text:p>dou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DIVq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0" calcext:value-type="float">
            <text:p>110100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string" calcext:value-type="string">
            <text:p>qu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CMPs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1" calcext:value-type="float">
            <text:p>110101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CMPd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1" calcext:value-type="float">
            <text:p>110101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string" calcext:value-type="string">
            <text:p>dou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CMPq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1" calcext:value-type="float">
            <text:p>110101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CMPEs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1" calcext:value-type="float">
            <text:p>110101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CMPEd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1" calcext:value-type="float">
            <text:p>110101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string" calcext:value-type="string">
            <text:p>dou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CMPEq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101" calcext:value-type="float">
            <text:p>110101</text:p>
          </table:table-cell>
          <table:table-cell table:style-name="ce27" office:value-type="string" calcext:value-type="string">
            <text:p>opf</text:p>
          </table:table-cell>
          <table:table-cell table:style-name="ce27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table:style-name="ce26" office:value-type="string" calcext:value-type="string">
            <text:p>CPop1</text:p>
          </table:table-cell>
          <table:table-cell table:style-name="ce28" office:value-type="string" calcext:value-type="string">
            <text:p>op3</text:p>
          </table:table-cell>
          <table:table-cell table:style-name="ce28" office:value-type="float" office:value="110110" calcext:value-type="float">
            <text:p>110110</text:p>
          </table:table-cell>
          <table:table-cell table:style-name="ce28" office:value-type="string" calcext:value-type="string">
            <text:p>opc</text:p>
          </table:table-cell>
          <table:table-cell table:style-name="ce28"/>
          <table:table-cell table:style-name="ce26" office:value-type="string" calcext:value-type="string">
            <text:p>Coprocessor Operate</text:p>
          </table:table-cell>
          <table:table-cell table:style-name="ce46" office:value-type="float" office:value="149" calcext:value-type="float">
            <text:p>149</text:p>
          </table:table-cell>
          <table:table-cell table:style-name="ce46" office:value-type="string" calcext:value-type="string">
            <text:p>B34</text:p>
          </table:table-cell>
          <table:table-cell table:style-name="ce28" office:value-type="string" calcext:value-type="string">
            <text:p>Coprocesso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Opc: coproc specific</text:p>
          </table:table-cell>
          <table:table-cell table:style-name="ce49" office:value-type="string" calcext:value-type="string">
            <text:p>cccc</text:p>
          </table:table-cell>
          <table:table-cell table:style-name="ce51" table:formula="of:=LOWER([.A200])" office:value-type="string" office:string-value="cpop1" calcext:value-type="string">
            <text:p>cpop1</text:p>
          </table:table-cell>
          <table:table-cell table:style-name="ce51"/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opc</text:p>
          </table:table-cell>
          <table:table-cell table:style-name="ce26" office:value-type="string" calcext:value-type="string">
            <text:p>rs1=cprs1</text:p>
          </table:table-cell>
          <table:table-cell table:style-name="ce26" office:value-type="string" calcext:value-type="string">
            <text:p><text:span text:style-name="T3">rs2=</text:span>cprs2</text:p>
          </table:table-cell>
          <table:table-cell table:style-name="ce26" office:value-type="string" calcext:value-type="string">
            <text:p>rd=cprd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table:style-name="ce26" office:value-type="string" calcext:value-type="string">
            <text:p>CPop2</text:p>
          </table:table-cell>
          <table:table-cell table:style-name="ce28" office:value-type="string" calcext:value-type="string">
            <text:p>op3</text:p>
          </table:table-cell>
          <table:table-cell table:style-name="ce28" office:value-type="float" office:value="110111" calcext:value-type="float">
            <text:p>110111</text:p>
          </table:table-cell>
          <table:table-cell table:style-name="ce28" office:value-type="string" calcext:value-type="string">
            <text:p>opc</text:p>
          </table:table-cell>
          <table:table-cell table:style-name="ce28"/>
          <table:table-cell table:style-name="ce26" office:value-type="string" calcext:value-type="string">
            <text:p>Coprocessor Operate</text:p>
          </table:table-cell>
          <table:table-cell table:style-name="ce46" office:value-type="float" office:value="149" calcext:value-type="float">
            <text:p>149</text:p>
          </table:table-cell>
          <table:table-cell table:style-name="ce46" office:value-type="string" calcext:value-type="string">
            <text:p>B34</text:p>
          </table:table-cell>
          <table:table-cell table:style-name="ce28" office:value-type="string" calcext:value-type="string">
            <text:p>Coprocesso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Opc: coproc specific</text:p>
          </table:table-cell>
          <table:table-cell table:style-name="ce49" office:value-type="string" calcext:value-type="string">
            <text:p>cccc</text:p>
          </table:table-cell>
          <table:table-cell table:style-name="ce51" table:formula="of:=LOWER([.A201])" office:value-type="string" office:string-value="cpop2" calcext:value-type="string">
            <text:p>cpop2</text:p>
          </table:table-cell>
          <table:table-cell table:style-name="ce51"/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opc</text:p>
          </table:table-cell>
          <table:table-cell table:style-name="ce26" office:value-type="string" calcext:value-type="string">
            <text:p><text:span text:style-name="T3">rs1=</text:span>cprs1</text:p>
          </table:table-cell>
          <table:table-cell table:style-name="ce26" office:value-type="string" calcext:value-type="string">
            <text:p><text:span text:style-name="T3">rs2=</text:span>cprs2</text:p>
          </table:table-cell>
          <table:table-cell table:style-name="ce26" office:value-type="string" calcext:value-type="string">
            <text:p>rd=cprd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A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02]); &quot;,a&quot;)" office:value-type="string" office:string-value="ba,a" calcext:value-type="string">
            <text:p>ba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N</text:p>
          </table:table-cell>
          <table:table-cell office:value-type="string" calcext:value-type="string">
            <text:p>op2</text:p>
          </table:table-cell>
          <table:table-cell table:style-name="ce30" office:value-type="float" office:value="0" calcext:value-type="float">
            <text:p>0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03]); &quot;,a&quot;)" office:value-type="string" office:string-value="bn,a" calcext:value-type="string">
            <text:p>bn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1" calcext:value-type="float">
            <text:p>1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04]); &quot;,a&quot;)" office:value-type="string" office:string-value="bne,a" calcext:value-type="string">
            <text:p>bne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" calcext:value-type="float">
            <text:p>0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05]); &quot;,a&quot;)" office:value-type="string" office:string-value="be,a" calcext:value-type="string">
            <text:p>be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G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0" calcext:value-type="float">
            <text:p>1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06]); &quot;,a&quot;)" office:value-type="string" office:string-value="bg,a" calcext:value-type="string">
            <text:p>bg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L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" calcext:value-type="float">
            <text:p>0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07]); &quot;,a&quot;)" office:value-type="string" office:string-value="ble,a" calcext:value-type="string">
            <text:p>ble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G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1" calcext:value-type="float">
            <text:p>1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08]); &quot;,a&quot;)" office:value-type="string" office:string-value="bge,a" calcext:value-type="string">
            <text:p>bge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L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" calcext:value-type="float">
            <text:p>0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09]); &quot;,a&quot;)" office:value-type="string" office:string-value="bl,a" calcext:value-type="string">
            <text:p>bl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GU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0" calcext:value-type="float">
            <text:p>1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10]); &quot;,a&quot;)" office:value-type="string" office:string-value="bgu,a" calcext:value-type="string">
            <text:p>bgu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LEU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" calcext:value-type="float">
            <text:p>0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11]); &quot;,a&quot;)" office:value-type="string" office:string-value="bleu,a" calcext:value-type="string">
            <text:p>bleu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1" calcext:value-type="float">
            <text:p>1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12]); &quot;,a&quot;)" office:value-type="string" office:string-value="bcc,a" calcext:value-type="string">
            <text:p>bcc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" calcext:value-type="float">
            <text:p>0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13]); &quot;,a&quot;)" office:value-type="string" office:string-value="bcs,a" calcext:value-type="string">
            <text:p>bcs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POS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0" calcext:value-type="float">
            <text:p>1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14]); &quot;,a&quot;)" office:value-type="string" office:string-value="bpos,a" calcext:value-type="string">
            <text:p>bpos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NEG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" calcext:value-type="float">
            <text:p>0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15]); &quot;,a&quot;)" office:value-type="string" office:string-value="bneg,a" calcext:value-type="string">
            <text:p>bneg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1" calcext:value-type="float">
            <text:p>1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16]); &quot;,a&quot;)" office:value-type="string" office:string-value="bvc,a" calcext:value-type="string">
            <text:p>bvc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" calcext:value-type="float">
            <text:p>0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17]); &quot;,a&quot;)" office:value-type="string" office:string-value="bvs,a" calcext:value-type="string">
            <text:p>bvs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A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18]); &quot;,a&quot;)" office:value-type="string" office:string-value="fba,a" calcext:value-type="string">
            <text:p>fba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N</text:p>
          </table:table-cell>
          <table:table-cell office:value-type="string" calcext:value-type="string">
            <text:p>op2</text:p>
          </table:table-cell>
          <table:table-cell table:style-name="ce30" office:value-type="float" office:value="0" calcext:value-type="float">
            <text:p>0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19]); &quot;,a&quot;)" office:value-type="string" office:string-value="fbn,a" calcext:value-type="string">
            <text:p>fbn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U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" calcext:value-type="float">
            <text:p>0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20]); &quot;,a&quot;)" office:value-type="string" office:string-value="fbu,a" calcext:value-type="string">
            <text:p>fbu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G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" calcext:value-type="float">
            <text:p>0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21]); &quot;,a&quot;)" office:value-type="string" office:string-value="fbg,a" calcext:value-type="string">
            <text:p>fbg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UG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" calcext:value-type="float">
            <text:p>0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22]); &quot;,a&quot;)" office:value-type="string" office:string-value="fbug,a" calcext:value-type="string">
            <text:p>fbug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L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" calcext:value-type="float">
            <text:p>0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23]); &quot;,a&quot;)" office:value-type="string" office:string-value="fbl,a" calcext:value-type="string">
            <text:p>fbl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UL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" calcext:value-type="float">
            <text:p>0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24]); &quot;,a&quot;)" office:value-type="string" office:string-value="fbul,a" calcext:value-type="string">
            <text:p>fbul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LG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" calcext:value-type="float">
            <text:p>0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25]); &quot;,a&quot;)" office:value-type="string" office:string-value="fblg,a" calcext:value-type="string">
            <text:p>fblg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N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" calcext:value-type="float">
            <text:p>0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26]); &quot;,a&quot;)" office:value-type="string" office:string-value="fbne,a" calcext:value-type="string">
            <text:p>fbne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1" calcext:value-type="float">
            <text:p>1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27]); &quot;,a&quot;)" office:value-type="string" office:string-value="fbe,a" calcext:value-type="string">
            <text:p>fbe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U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0" calcext:value-type="float">
            <text:p>1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28]); &quot;,a&quot;)" office:value-type="string" office:string-value="fbue,a" calcext:value-type="string">
            <text:p>fbue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G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1" calcext:value-type="float">
            <text:p>1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n</text:p>
          </table:table-cell>
          <table:table-cell table:formula="of:=CONCATENATE (LOWER([.A229]); &quot;,a&quot;)" office:value-type="string" office:string-value="fbge,a" calcext:value-type="string">
            <text:p>fbge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UG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0" calcext:value-type="float">
            <text:p>1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30]); &quot;,a&quot;)" office:value-type="string" office:string-value="fbuge,a" calcext:value-type="string">
            <text:p>fbuge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L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1" calcext:value-type="float">
            <text:p>1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31]); &quot;,a&quot;)" office:value-type="string" office:string-value="fble,a" calcext:value-type="string">
            <text:p>fble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ULE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0" calcext:value-type="float">
            <text:p>1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32]); &quot;,a&quot;)" office:value-type="string" office:string-value="fbule,a" calcext:value-type="string">
            <text:p>fbule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FBO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1" calcext:value-type="float">
            <text:p>1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33]); &quot;,a&quot;)" office:value-type="string" office:string-value="fbo,a" calcext:value-type="string">
            <text:p>fbo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A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34]); &quot;,a&quot;)" office:value-type="string" office:string-value="cba,a" calcext:value-type="string">
            <text:p>cba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N</text:p>
          </table:table-cell>
          <table:table-cell office:value-type="string" calcext:value-type="string">
            <text:p>op2</text:p>
          </table:table-cell>
          <table:table-cell table:style-name="ce30" office:value-type="float" office:value="0" calcext:value-type="float">
            <text:p>00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35]); &quot;,a&quot;)" office:value-type="string" office:string-value="cbn,a" calcext:value-type="string">
            <text:p>cbn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3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" calcext:value-type="float">
            <text:p>0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36]); &quot;,a&quot;)" office:value-type="string" office:string-value="cb3,a" calcext:value-type="string">
            <text:p>cb3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2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" calcext:value-type="float">
            <text:p>0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37]); &quot;,a&quot;)" office:value-type="string" office:string-value="cb2,a" calcext:value-type="string">
            <text:p>cb2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23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" calcext:value-type="float">
            <text:p>0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38]); &quot;,a&quot;)" office:value-type="string" office:string-value="cb23,a" calcext:value-type="string">
            <text:p>cb23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1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" calcext:value-type="float">
            <text:p>0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39]); &quot;,a&quot;)" office:value-type="string" office:string-value="cb1,a" calcext:value-type="string">
            <text:p>cb1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13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" calcext:value-type="float">
            <text:p>0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40]); &quot;,a&quot;)" office:value-type="string" office:string-value="cb13,a" calcext:value-type="string">
            <text:p>cb13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12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" calcext:value-type="float">
            <text:p>0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41]); &quot;,a&quot;)" office:value-type="string" office:string-value="cb12,a" calcext:value-type="string">
            <text:p>cb12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123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" calcext:value-type="float">
            <text:p>0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42]); &quot;,a&quot;)" office:value-type="string" office:string-value="cb123,a" calcext:value-type="string">
            <text:p>cb123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0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01" calcext:value-type="float">
            <text:p>10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43]); &quot;,a&quot;)" office:value-type="string" office:string-value="cb0,a" calcext:value-type="string">
            <text:p>cb0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03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0" calcext:value-type="float">
            <text:p>10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44]); &quot;,a&quot;)" office:value-type="string" office:string-value="cb03,a" calcext:value-type="string">
            <text:p>cb03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02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011" calcext:value-type="float">
            <text:p>10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45]); &quot;,a&quot;)" office:value-type="string" office:string-value="cb02,a" calcext:value-type="string">
            <text:p>cb02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023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0" calcext:value-type="float">
            <text:p>110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46]); &quot;,a&quot;)" office:value-type="string" office:string-value="cb023,a" calcext:value-type="string">
            <text:p>cb023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01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01" calcext:value-type="float">
            <text:p>110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47]); &quot;,a&quot;)" office:value-type="string" office:string-value="cb01,a" calcext:value-type="string">
            <text:p>cb01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013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0" calcext:value-type="float">
            <text:p>1110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48]); &quot;,a&quot;)" office:value-type="string" office:string-value="cb013,a" calcext:value-type="string">
            <text:p>cb013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B012</text:p>
          </table:table-cell>
          <table:table-cell office:value-type="string" calcext:value-type="string">
            <text:p>op2</text:p>
          </table:table-cell>
          <table:table-cell table:style-name="ce30" office:value-type="float" office:value="1111" calcext:value-type="float">
            <text:p>1111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n</text:p>
          </table:table-cell>
          <table:table-cell table:formula="of:=CONCATENATE (LOWER([.A249]); &quot;,a&quot;)" office:value-type="string" office:string-value="cb012,a" calcext:value-type="string">
            <text:p>cb012,a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0])" office:value-type="string" office:string-value="addd" calcext:value-type="string">
            <text:p>add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1])" office:value-type="string" office:string-value="adddcc" calcext:value-type="string">
            <text:p>addd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UBD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2])" office:value-type="string" office:string-value="subd" calcext:value-type="string">
            <text:p>sub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UBD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3])" office:value-type="string" office:string-value="subdcc" calcext:value-type="string">
            <text:p>subd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4])" office:value-type="string" office:string-value="slld" calcext:value-type="string">
            <text:p>sll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5])" office:value-type="string" office:string-value="srld" calcext:value-type="string">
            <text:p>srl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6])" office:value-type="string" office:string-value="srad" calcext:value-type="string">
            <text:p>sra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MULD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7])" office:value-type="string" office:string-value="umuld" calcext:value-type="string">
            <text:p>umul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MULD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8])" office:value-type="string" office:string-value="smuld" calcext:value-type="string">
            <text:p>smul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MULD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9])" office:value-type="string" office:string-value="umuldcc" calcext:value-type="string">
            <text:p>umuld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MULD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0])" office:value-type="string" office:string-value="smuldcc" calcext:value-type="string">
            <text:p>smuld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DIVD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1])" office:value-type="string" office:string-value="udivd" calcext:value-type="string">
            <text:p>udiv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DIVD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2])" office:value-type="string" office:string-value="sdivd" calcext:value-type="string">
            <text:p>sdiv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DIVD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3])" office:value-type="string" office:string-value="udivdcc" calcext:value-type="string">
            <text:p>udivd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DIVD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4])" office:value-type="string" office:string-value="sdivdcc" calcext:value-type="string">
            <text:p>sdivd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5])" office:value-type="string" office:string-value="andd" calcext:value-type="string">
            <text:p>and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6])" office:value-type="string" office:string-value="anddcc" calcext:value-type="string">
            <text:p>andd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7])" office:value-type="string" office:string-value="anddn" calcext:value-type="string">
            <text:p>andd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8])" office:value-type="string" office:string-value="anddncc" calcext:value-type="string">
            <text:p>anddn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RD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9])" office:value-type="string" office:string-value="ord" calcext:value-type="string">
            <text:p>or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RD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0])" office:value-type="string" office:string-value="ordcc" calcext:value-type="string">
            <text:p>ord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RD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1])" office:value-type="string" office:string-value="ordn" calcext:value-type="string">
            <text:p>ord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RD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2])" office:value-type="string" office:string-value="ordncc" calcext:value-type="string">
            <text:p>ordn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XOR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3])" office:value-type="string" office:string-value="xord" calcext:value-type="string">
            <text:p>xor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XORD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4])" office:value-type="string" office:string-value="xordcc" calcext:value-type="string">
            <text:p>xord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XNOR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5])" office:value-type="string" office:string-value="xnord" calcext:value-type="string">
            <text:p>xnor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XNORD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6])" office:value-type="string" office:string-value="xnordcc" calcext:value-type="string">
            <text:p>xnord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7])" office:value-type="string" office:string-value="vaddd8" calcext:value-type="string">
            <text:p>vaddd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8])" office:value-type="string" office:string-value="vaddd16" calcext:value-type="string">
            <text:p>vaddd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9])" office:value-type="string" office:string-value="vaddd32" calcext:value-type="string">
            <text:p>vaddd3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0])" office:value-type="string" office:string-value="vsubd8" calcext:value-type="string">
            <text:p>vsubd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1])" office:value-type="string" office:string-value="vsubd16" calcext:value-type="string">
            <text:p>vsubd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2])" office:value-type="string" office:string-value="vsubd32" calcext:value-type="string">
            <text:p>vsubd3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3])" office:value-type="string" office:string-value="vumuld8" calcext:value-type="string">
            <text:p>vumuld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4])" office:value-type="string" office:string-value="vumuld16" calcext:value-type="string">
            <text:p>vumuld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5])" office:value-type="string" office:string-value="vumuld32" calcext:value-type="string">
            <text:p>vumuld3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6])" office:value-type="string" office:string-value="vsmuld8" calcext:value-type="string">
            <text:p>vsmuld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7])" office:value-type="string" office:string-value="vsmuld16" calcext:value-type="string">
            <text:p>vsmuld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8])" office:value-type="string" office:string-value="vsmuld32" calcext:value-type="string">
            <text:p>vsmuld3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DDDREDUCE8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9])" office:value-type="string" office:string-value="adddreduce8" calcext:value-type="string">
            <text:p>adddreduce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RDREDUCE8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0])" office:value-type="string" office:string-value="ordreduce8" calcext:value-type="string">
            <text:p>ordreduce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DREDUCE8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1])" office:value-type="string" office:string-value="anddreduce8" calcext:value-type="string">
            <text:p>anddreduce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XORDREDUCE8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2])" office:value-type="string" office:string-value="xordreduce8" calcext:value-type="string">
            <text:p>xordreduce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DDDREDUCE16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3])" office:value-type="string" office:string-value="adddreduce16" calcext:value-type="string">
            <text:p>adddreduce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RDREDUCE16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4])" office:value-type="string" office:string-value="ordreduce16" calcext:value-type="string">
            <text:p>ordreduce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DREDUCE16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5])" office:value-type="string" office:string-value="anddreduce16" calcext:value-type="string">
            <text:p>anddreduce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XORDREDUCE16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6])" office:value-type="string" office:string-value="xordreduce16" calcext:value-type="string">
            <text:p>xordreduce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7])" office:value-type="string" office:string-value="zbytedpos" calcext:value-type="string">
            <text:p>zbytedpo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FADD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2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f</text:p>
          </table:table-cell>
          <table:table-cell table:formula="of:=LOWER([.A298])" office:value-type="string" office:string-value="vfadd32" calcext:value-type="string">
            <text:p>vfadd32</text:p>
          </table:table-cell>
          <table:table-cell office:value-type="string" calcext:value-type="string">
            <text:p>dou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FSUB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4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f</text:p>
          </table:table-cell>
          <table:table-cell table:formula="of:=LOWER([.A299])" office:value-type="string" office:string-value="vfsub32" calcext:value-type="string">
            <text:p>vfsub32</text:p>
          </table:table-cell>
          <table:table-cell office:value-type="string" calcext:value-type="string">
            <text:p>dou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FMUL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6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f</text:p>
          </table:table-cell>
          <table:table-cell table:formula="of:=LOWER([.A300])" office:value-type="string" office:string-value="vfmul32" calcext:value-type="string">
            <text:p>vfmul32</text:p>
          </table:table-cell>
          <table:table-cell office:value-type="string" calcext:value-type="string">
            <text:p>dou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FADD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3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f</text:p>
          </table:table-cell>
          <table:table-cell table:formula="of:=LOWER([.A301])" office:value-type="string" office:string-value="vfadd16" calcext:value-type="string">
            <text:p>vfadd16</text:p>
          </table:table-cell>
          <table:table-cell office:value-type="string" calcext:value-type="string">
            <text:p>dou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FSUB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5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f</text:p>
          </table:table-cell>
          <table:table-cell table:formula="of:=LOWER([.A302])" office:value-type="string" office:string-value="vfsub16" calcext:value-type="string">
            <text:p>vfsub16</text:p>
          </table:table-cell>
          <table:table-cell office:value-type="string" calcext:value-type="string">
            <text:p>dou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FMUL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7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f</text:p>
          </table:table-cell>
          <table:table-cell table:formula="of:=LOWER([.A303])" office:value-type="string" office:string-value="vfmul16" calcext:value-type="string">
            <text:p>vfmul16</text:p>
          </table:table-cell>
          <table:table-cell office:value-type="string" calcext:value-type="string">
            <text:p>dou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ADDREDUCE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0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</text:p>
          </table:table-cell>
          <table:table-cell table:formula="of:=LOWER([.A304])" office:value-type="string" office:string-value="faddreduce16" calcext:value-type="string">
            <text:p>faddreduce16</text:p>
          </table:table-cell>
          <table:table-cell office:value-type="string" calcext:value-type="string">
            <text:p>dou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S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1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</text:p>
          </table:table-cell>
          <table:table-cell table:formula="of:=LOWER([.A305])" office:value-type="string" office:string-value="fstoh" calcext:value-type="string">
            <text:p>fstoh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HTOS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2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</text:p>
          </table:table-cell>
          <table:table-cell table:formula="of:=LOWER([.A306])" office:value-type="string" office:string-value="fhtos" calcext:value-type="string">
            <text:p>fhto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FI16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</text:p>
          </table:table-cell>
          <table:table-cell table:formula="of:=LOWER([.A307])" office:value-type="string" office:string-value="vfi16toh" calcext:value-type="string">
            <text:p>vfi16toh</text:p>
          </table:table-cell>
          <table:table-cell office:value-type="string" calcext:value-type="string">
            <text:p>dou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FHTOI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9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</text:p>
          </table:table-cell>
          <table:table-cell table:formula="of:=LOWER([.A308])" office:value-type="string" office:string-value="vfhtoi16" calcext:value-type="string">
            <text:p>vfhtoi16</text:p>
          </table:table-cell>
          <table:table-cell office:value-type="string" calcext:value-type="string">
            <text:p>dou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SWAP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9])" office:value-type="string" office:string-value="cswap" calcext:value-type="string">
            <text:p>cswap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SWAP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n</text:p>
          </table:table-cell>
          <table:table-cell table:formula="of:=LOWER([.A310])" office:value-type="string" office:string-value="cswapa" calcext:value-type="string">
            <text:p>cswapa</text:p>
          </table:table-cell>
          <table:table-cell office:value-type="string" calcext:value-type="string">
            <text:p>[regaddr] a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SB</text:p>
          </table:table-cell>
          <table:table-cell office:value-type="string" calcext:value-type="string">
            <text:p>op3</text:p>
          </table:table-cell>
          <table:table-cell office:value-type="float" office:value="1001" calcext:value-type="float">
            <text:p>001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1])" office:value-type="string" office:string-value="ldsb" calcext:value-type="string">
            <text:p>ldsb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SH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2])" office:value-type="string" office:string-value="ldsh" calcext:value-type="string">
            <text:p>ldsh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UB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3])" office:value-type="string" office:string-value="ldub" calcext:value-type="string">
            <text:p>ldub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UH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4])" office:value-type="string" office:string-value="lduh" calcext:value-type="string">
            <text:p>lduh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5])" office:value-type="string" office:string-value="ld" calcext:value-type="string">
            <text:p>l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6])" office:value-type="string" office:string-value="ldd" calcext:value-type="string">
            <text:p>ld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F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f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DF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f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FSR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g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C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c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DC</text:p>
          </table:table-cell>
          <table:table-cell office:value-type="string" calcext:value-type="string">
            <text:p>op3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c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CSR</text:p>
          </table:table-cell>
          <table:table-cell office:value-type="string" calcext:value-type="string">
            <text:p>op3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g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323])" office:value-type="string" office:string-value="stb" calcext:value-type="string">
            <text:p>stb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2"/>
          <table:table-cell table:style-name="ce27"/>
          <table:table-cell table:style-name="ce29" table:number-columns-repeated="3"/>
          <table:table-cell/>
          <table:table-cell table:style-name="ce45" table:number-columns-repeated="2"/>
          <table:table-cell table:style-name="ce27" table:number-columns-repeated="6"/>
          <table:table-cell table:style-name="ce45"/>
          <table:table-cell table:style-name="ce50" table:number-columns-repeated="3"/>
        </table:table-row>
        <table:table-row table:style-name="ro2">
          <table:table-cell office:value-type="string" calcext:value-type="string">
            <text:p>STH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324])" office:value-type="string" office:string-value="sth" calcext:value-type="string">
            <text:p>sth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2"/>
          <table:table-cell table:style-name="ce27"/>
          <table:table-cell table:style-name="ce29" table:number-columns-repeated="3"/>
          <table:table-cell/>
          <table:table-cell table:style-name="ce45" table:number-columns-repeated="2"/>
          <table:table-cell table:style-name="ce27" table:number-columns-repeated="6"/>
          <table:table-cell table:style-name="ce45"/>
          <table:table-cell table:style-name="ce50" table:number-columns-repeated="3"/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325])" office:value-type="string" office:string-value="st" calcext:value-type="string">
            <text:p>st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2"/>
          <table:table-cell table:style-name="ce27"/>
          <table:table-cell table:style-name="ce29" table:number-columns-repeated="3"/>
          <table:table-cell/>
          <table:table-cell table:style-name="ce45" table:number-columns-repeated="2"/>
          <table:table-cell table:style-name="ce27" table:number-columns-repeated="6"/>
          <table:table-cell table:style-name="ce45"/>
          <table:table-cell table:style-name="ce50" table:number-columns-repeated="3"/>
        </table:table-row>
        <table:table-row table:style-name="ro2">
          <table:table-cell office:value-type="string" calcext:value-type="string">
            <text:p>ST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326])" office:value-type="string" office:string-value="std" calcext:value-type="string">
            <text:p>st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2"/>
          <table:table-cell table:style-name="ce27"/>
          <table:table-cell table:style-name="ce29" table:number-columns-repeated="3"/>
          <table:table-cell/>
          <table:table-cell table:style-name="ce45" table:number-columns-repeated="2"/>
          <table:table-cell table:style-name="ce27" table:number-columns-repeated="6"/>
          <table:table-cell table:style-name="ce45"/>
          <table:table-cell table:style-name="ce50" table:number-columns-repeated="3"/>
        </table:table-row>
        <table:table-row table:style-name="ro2">
          <table:table-cell office:value-type="string" calcext:value-type="string">
            <text:p>STF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2"/>
          <table:table-cell table:style-name="ce27"/>
          <table:table-cell table:style-name="ce29" table:number-columns-repeated="3"/>
          <table:table-cell/>
          <table:table-cell table:style-name="ce45" table:number-columns-repeated="2"/>
          <table:table-cell table:style-name="ce27" table:number-columns-repeated="6"/>
          <table:table-cell table:style-name="ce45"/>
          <table:table-cell table:style-name="ce50" table:number-columns-repeated="3"/>
        </table:table-row>
        <table:table-row table:style-name="ro2">
          <table:table-cell office:value-type="string" calcext:value-type="string">
            <text:p>STDF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2"/>
          <table:table-cell table:style-name="ce27"/>
          <table:table-cell table:style-name="ce29" table:number-columns-repeated="3"/>
          <table:table-cell/>
          <table:table-cell table:style-name="ce45" table:number-columns-repeated="2"/>
          <table:table-cell table:style-name="ce27" table:number-columns-repeated="6"/>
          <table:table-cell table:style-name="ce45"/>
          <table:table-cell table:style-name="ce50" table:number-columns-repeated="3"/>
        </table:table-row>
        <table:table-row table:style-name="ro2">
          <table:table-cell office:value-type="string" calcext:value-type="string">
            <text:p>STFSR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2"/>
          <table:table-cell table:style-name="ce27"/>
          <table:table-cell table:style-name="ce29" table:number-columns-repeated="3"/>
          <table:table-cell/>
          <table:table-cell table:style-name="ce45" table:number-columns-repeated="2"/>
          <table:table-cell table:style-name="ce27" table:number-columns-repeated="6"/>
          <table:table-cell table:style-name="ce45"/>
          <table:table-cell table:style-name="ce50" table:number-columns-repeated="3"/>
        </table:table-row>
        <table:table-row table:style-name="ro2">
          <table:table-cell office:value-type="string" calcext:value-type="string">
            <text:p>STDFQ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2"/>
          <table:table-cell table:style-name="ce27"/>
          <table:table-cell table:style-name="ce29" table:number-columns-repeated="3"/>
          <table:table-cell/>
          <table:table-cell table:style-name="ce45" table:number-columns-repeated="2"/>
          <table:table-cell table:style-name="ce27" table:number-columns-repeated="6"/>
          <table:table-cell table:style-name="ce45"/>
          <table:table-cell table:style-name="ce50" table:number-columns-repeated="3"/>
        </table:table-row>
        <table:table-row table:style-name="ro2">
          <table:table-cell office:value-type="string" calcext:value-type="string">
            <text:p>STC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2"/>
          <table:table-cell table:style-name="ce27"/>
          <table:table-cell table:style-name="ce29" table:number-columns-repeated="3"/>
          <table:table-cell/>
          <table:table-cell table:style-name="ce45" table:number-columns-repeated="2"/>
          <table:table-cell table:style-name="ce27" table:number-columns-repeated="6"/>
          <table:table-cell table:style-name="ce45"/>
          <table:table-cell table:style-name="ce50" table:number-columns-repeated="3"/>
        </table:table-row>
        <table:table-row table:style-name="ro2">
          <table:table-cell office:value-type="string" calcext:value-type="string">
            <text:p>STDC</text:p>
          </table:table-cell>
          <table:table-cell office:value-type="string" calcext:value-type="string">
            <text:p>op3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2"/>
          <table:table-cell table:style-name="ce27"/>
          <table:table-cell table:style-name="ce29" table:number-columns-repeated="3"/>
          <table:table-cell/>
          <table:table-cell table:style-name="ce45" table:number-columns-repeated="2"/>
          <table:table-cell table:style-name="ce27" table:number-columns-repeated="6"/>
          <table:table-cell table:style-name="ce45"/>
          <table:table-cell table:style-name="ce50" table:number-columns-repeated="3"/>
        </table:table-row>
        <table:table-row table:style-name="ro2">
          <table:table-cell office:value-type="string" calcext:value-type="string">
            <text:p>STCSR</text:p>
          </table:table-cell>
          <table:table-cell office:value-type="string" calcext:value-type="string">
            <text:p>op3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2"/>
          <table:table-cell table:style-name="ce27"/>
          <table:table-cell table:style-name="ce29" table:number-columns-repeated="3"/>
          <table:table-cell/>
          <table:table-cell table:style-name="ce45" table:number-columns-repeated="2"/>
          <table:table-cell table:style-name="ce27" table:number-columns-repeated="6"/>
          <table:table-cell table:style-name="ce45"/>
          <table:table-cell table:style-name="ce50" table:number-columns-repeated="3"/>
        </table:table-row>
        <table:table-row table:style-name="ro2">
          <table:table-cell office:value-type="string" calcext:value-type="string">
            <text:p>STDCQ</text:p>
          </table:table-cell>
          <table:table-cell office:value-type="string" calcext:value-type="string">
            <text:p>op3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2"/>
          <table:table-cell table:style-name="ce27"/>
          <table:table-cell table:style-name="ce29" table:number-columns-repeated="3"/>
          <table:table-cell/>
          <table:table-cell table:style-name="ce45" table:number-columns-repeated="2"/>
          <table:table-cell table:style-name="ce27" table:number-columns-repeated="6"/>
          <table:table-cell table:style-name="ce45"/>
          <table:table-cell table:style-name="ce50" table:number-columns-repeated="3"/>
        </table:table-row>
        <table:table-row table:style-name="ro2">
          <table:table-cell office:value-type="string" calcext:value-type="string">
            <text:p>LDSTUB</text:p>
          </table:table-cell>
          <table:table-cell office:value-type="string" calcext:value-type="string">
            <text:p>op3</text:p>
          </table:table-cell>
          <table:table-cell office:value-type="float" office:value="1101" calcext:value-type="float">
            <text:p>001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5])" office:value-type="string" office:string-value="ldstub" calcext:value-type="string">
            <text:p>ldstub</text:p>
          </table:table-cell>
          <table:table-cell office:value-type="string" calcext:value-type="string">
            <text:p>[addres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6])" office:value-type="string" office:string-value="and" calcext:value-type="string">
            <text:p>an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7])" office:value-type="string" office:string-value="andcc" calcext:value-type="string">
            <text:p>andcc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8])" office:value-type="string" office:string-value="andn" calcext:value-type="string">
            <text:p>andn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9])" office:value-type="string" office:string-value="andncc" calcext:value-type="string">
            <text:p>andncc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0])" office:value-type="string" office:string-value="or" calcext:value-type="string">
            <text:p>or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1])" office:value-type="string" office:string-value="orcc" calcext:value-type="string">
            <text:p>orcc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2])" office:value-type="string" office:string-value="orn" calcext:value-type="string">
            <text:p>orn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3])" office:value-type="string" office:string-value="orncc" calcext:value-type="string">
            <text:p>orncc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4])" office:value-type="string" office:string-value="xor" calcext:value-type="string">
            <text:p>xor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5])" office:value-type="string" office:string-value="xorcc" calcext:value-type="string">
            <text:p>xorcc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6])" office:value-type="string" office:string-value="xnor" calcext:value-type="string">
            <text:p>xno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7])" office:value-type="string" office:string-value="xnorcc" calcext:value-type="string">
            <text:p>xnor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8])" office:value-type="string" office:string-value="sll" calcext:value-type="string">
            <text:p>sl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5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9])" office:value-type="string" office:string-value="srl" calcext:value-type="string">
            <text:p>s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5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0])" office:value-type="string" office:string-value="sra" calcext:value-type="string">
            <text:p>sr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5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1])" office:value-type="string" office:string-value="add" calcext:value-type="string">
            <text:p>ad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2])" office:value-type="string" office:string-value="addcc" calcext:value-type="string">
            <text:p>add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office:value-type="float" office:value="1000" calcext:value-type="float">
            <text:p>001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3])" office:value-type="string" office:string-value="addx" calcext:value-type="string">
            <text:p>add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office:value-type="float" office:value="11000" calcext:value-type="float">
            <text:p>011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4])" office:value-type="string" office:string-value="addxcc" calcext:value-type="string">
            <text:p>addx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5])" office:value-type="string" office:string-value="taddcc" calcext:value-type="string">
            <text:p>tadd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6])" office:value-type="string" office:string-value="taddcctv" calcext:value-type="string">
            <text:p>taddcct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7])" office:value-type="string" office:string-value="sub" calcext:value-type="string">
            <text:p>sub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8])" office:value-type="string" office:string-value="subcc" calcext:value-type="string">
            <text:p>sub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office:value-type="float" office:value="1100" calcext:value-type="float">
            <text:p>001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9])" office:value-type="string" office:string-value="subx" calcext:value-type="string">
            <text:p>sub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office:value-type="float" office:value="11100" calcext:value-type="float">
            <text:p>011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0])" office:value-type="string" office:string-value="subxcc" calcext:value-type="string">
            <text:p>subx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1])" office:value-type="string" office:string-value="tsubcc" calcext:value-type="string">
            <text:p>tsub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2])" office:value-type="string" office:string-value="tsubcctv" calcext:value-type="string">
            <text:p>tsubcct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3])" office:value-type="string" office:string-value="mulscc" calcext:value-type="string">
            <text:p>muls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4])" office:value-type="string" office:string-value="umul" calcext:value-type="string">
            <text:p>umu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5])" office:value-type="string" office:string-value="smul" calcext:value-type="string">
            <text:p>smu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6])" office:value-type="string" office:string-value="umulcc" calcext:value-type="string">
            <text:p>umul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7])" office:value-type="string" office:string-value="smulcc" calcext:value-type="string">
            <text:p>smul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8])" office:value-type="string" office:string-value="udiv" calcext:value-type="string">
            <text:p>udi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9])" office:value-type="string" office:string-value="sdiv" calcext:value-type="string">
            <text:p>sdi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0])" office:value-type="string" office:string-value="udivcc" calcext:value-type="string">
            <text:p>udiv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1])" office:value-type="string" office:string-value="sdivcc" calcext:value-type="string">
            <text:p>sdiv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2])" office:value-type="string" office:string-value="save" calcext:value-type="string">
            <text:p>sa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3])" office:value-type="string" office:string-value="restore" calcext:value-type="string">
            <text:p>resto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MPL</text:p>
          </table:table-cell>
          <table:table-cell office:value-type="string" calcext:value-type="string">
            <text:p>op3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4])" office:value-type="string" office:string-value="jmpl" calcext:value-type="string">
            <text:p>jmpl</text:p>
          </table:table-cell>
          <table:table-cell office:value-type="string" calcext:value-type="string">
            <text:p>add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TT</text:p>
          </table:table-cell>
          <table:table-cell office:value-type="string" calcext:value-type="string">
            <text:p>op3</text:p>
          </table:table-cell>
          <table:table-cell office:value-type="float" office:value="111001" calcext:value-type="float">
            <text:p>111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5])" office:value-type="string" office:string-value="rett" calcext:value-type="string">
            <text:p>rett</text:p>
          </table:table-cell>
          <table:table-cell office:value-type="string" calcext:value-type="string">
            <text:p>add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6])" office:value-type="string" office:string-value="ta" calcext:value-type="string">
            <text:p>ta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7])" office:value-type="string" office:string-value="tn" calcext:value-type="string">
            <text:p>tn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NE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8])" office:value-type="string" office:string-value="tne" calcext:value-type="string">
            <text:p>tne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9])" office:value-type="string" office:string-value="te" calcext:value-type="string">
            <text:p>te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G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0])" office:value-type="string" office:string-value="tg" calcext:value-type="string">
            <text:p>tg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LE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1])" office:value-type="string" office:string-value="tle" calcext:value-type="string">
            <text:p>tle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GE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2])" office:value-type="string" office:string-value="tge" calcext:value-type="string">
            <text:p>tge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L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3])" office:value-type="string" office:string-value="tl" calcext:value-type="string">
            <text:p>tl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GU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4])" office:value-type="string" office:string-value="tgu" calcext:value-type="string">
            <text:p>tgu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LEU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5])" office:value-type="string" office:string-value="tleu" calcext:value-type="string">
            <text:p>tleu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C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6])" office:value-type="string" office:string-value="tcc" calcext:value-type="string">
            <text:p>tcc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S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7])" office:value-type="string" office:string-value="tcs" calcext:value-type="string">
            <text:p>tcs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POS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8])" office:value-type="string" office:string-value="tpos" calcext:value-type="string">
            <text:p>tpos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NEG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9])" office:value-type="string" office:string-value="tneg" calcext:value-type="string">
            <text:p>tneg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VC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90])" office:value-type="string" office:string-value="tvc" calcext:value-type="string">
            <text:p>tvc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VS</text:p>
          </table:table-cell>
          <table:table-cell office:value-type="string" calcext:value-type="string">
            <text:p>op3</text:p>
          </table:table-cell>
          <table:table-cell table:style-name="ce30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91])" office:value-type="string" office:string-value="tvs" calcext:value-type="string">
            <text:p>tvs</text:p>
          </table:table-cell>
          <table:table-cell office:value-type="string" calcext:value-type="string">
            <text:p>software_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SH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1011" calcext:value-type="float">
            <text:p>111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92])" office:value-type="string" office:string-value="flush" calcext:value-type="string">
            <text:p>flush</text:p>
          </table:table-cell>
          <table:table-cell office:value-type="string" calcext:value-type="string">
            <text:p>add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3])" office:value-type="string" office:string-value="slld" calcext:value-type="string">
            <text:p>sll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4])" office:value-type="string" office:string-value="srld" calcext:value-type="string">
            <text:p>srl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5])" office:value-type="string" office:string-value="srad" calcext:value-type="string">
            <text:p>sra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SWAP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WAP register with memory</text:p>
          </table:table-cell>
          <table:table-cell table:number-columns-repeated="2"/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6])" office:value-type="string" office:string-value="cswap" calcext:value-type="string">
            <text:p>cswa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nr</text:p>
          </table:table-cell>
          <table:table-cell table:formula="of:=LOWER([.A397])" office:value-type="string" office:string-value="zbytedpos" calcext:value-type="string">
            <text:p>zbytedpo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RY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000" calcext:value-type="float">
            <text:p>11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RASR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000" calcext:value-type="float">
            <text:p>11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RASR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000" calcext:value-type="float">
            <text:p>11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RPSR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001" calcext:value-type="float">
            <text:p>11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rg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RWIM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010" calcext:value-type="float">
            <text:p>11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rg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RTBR</text:p>
          </table:table-cell>
          <table:table-cell office:value-type="string" calcext:value-type="string">
            <text:p>op3</text:p>
          </table:table-cell>
          <table:table-cell table:style-name="ce27" office:value-type="float" office:value="110011" calcext:value-type="float">
            <text:p>11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g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2"/>
          <table:table-cell table:number-columns-repeated="24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an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and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office:value-type="string" calcext:value-type="string">
            <text:p>an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9"/>
        </table:table-row>
      </table:table>
      <table:table table:name="Syntax-Notes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Abbreviation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#bits</text:p>
          </table:table-cell>
          <table:table-cell office:value-type="string" calcext:value-type="string">
            <text:p>Sparc V8 Manual Page</text:p>
          </table:table-cell>
        </table:table-row>
        <table:table-row table:style-name="ro2">
          <table:table-cell office:value-type="string" calcext:value-type="string">
            <text:p>Immediate Values</text:p>
          </table:table-cell>
          <table:table-cell office:value-type="string" calcext:value-type="string">
            <text:p>imm7</text:p>
          </table:table-cell>
          <table:table-cell office:value-type="string" calcext:value-type="string">
            <text:p>immediate constant</text:p>
          </table:table-cell>
          <table:table-cell office:value-type="float" office:value="-64" calcext:value-type="float">
            <text:p>-64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/>
          <table:table-cell office:value-type="string" calcext:value-type="string">
            <text:p>uimm7</text:p>
          </table:table-cell>
          <table:table-cell office:value-type="string" calcext:value-type="string">
            <text:p>immediate constant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/>
          <table:table-cell office:value-type="string" calcext:value-type="string">
            <text:p>simm13</text:p>
          </table:table-cell>
          <table:table-cell office:value-type="string" calcext:value-type="string">
            <text:p>immediate constant</text:p>
          </table:table-cell>
          <table:table-cell office:value-type="float" office:value="-4096" calcext:value-type="float">
            <text:p>-4096</text:p>
          </table:table-cell>
          <table:table-cell office:value-type="float" office:value="4095" calcext:value-type="float">
            <text:p>4095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/>
          <table:table-cell office:value-type="string" calcext:value-type="string">
            <text:p>const22</text:p>
          </table:table-cell>
          <table:table-cell office:value-type="string" calcext:value-type="string">
            <text:p>immediate constant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/>
          <table:table-cell office:value-type="string" calcext:value-type="string">
            <text:p>asi</text:p>
          </table:table-cell>
          <table:table-cell office:value-type="string" calcext:value-type="string">
            <text:p>address space identifier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ddress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1+%g0</text:p>
          </table:table-cell>
          <table:table-cell table:number-columns-repeated="3"/>
          <table:table-cell office:value-type="float" office:value="83" calcext:value-type="float">
            <text:p>83</text:p>
          </table:table-cell>
        </table:table-row>
        <table:table-row table:style-name="ro2">
          <table:table-cell/>
          <table:table-cell office:value-type="string" calcext:value-type="string">
            <text:p>rs1+rs2</text:p>
          </table:table-cell>
          <table:table-cell table:number-columns-repeated="4"/>
          <table:table-cell office:value-type="float" office:value="83" calcext:value-type="float">
            <text:p>83</text:p>
          </table:table-cell>
        </table:table-row>
        <table:table-row table:style-name="ro2">
          <table:table-cell/>
          <table:table-cell office:value-type="string" calcext:value-type="string">
            <text:p>rs1+simm13</text:p>
          </table:table-cell>
          <table:table-cell table:number-columns-repeated="4"/>
          <table:table-cell office:value-type="float" office:value="83" calcext:value-type="float">
            <text:p>83</text:p>
          </table:table-cell>
        </table:table-row>
        <table:table-row table:style-name="ro2">
          <table:table-cell/>
          <table:table-cell office:value-type="string" calcext:value-type="string">
            <text:p>rs1-simm13</text:p>
          </table:table-cell>
          <table:table-cell table:number-columns-repeated="4"/>
          <table:table-cell office:value-type="float" office:value="83" calcext:value-type="float">
            <text:p>83</text:p>
          </table:table-cell>
        </table:table-row>
        <table:table-row table:style-name="ro2">
          <table:table-cell/>
          <table:table-cell office:value-type="string" calcext:value-type="string">
            <text:p>simm13</text:p>
          </table:table-cell>
          <table:table-cell office:value-type="string" calcext:value-type="string">
            <text:p>simm13+%g0</text:p>
          </table:table-cell>
          <table:table-cell table:number-columns-repeated="3"/>
          <table:table-cell office:value-type="float" office:value="83" calcext:value-type="float">
            <text:p>83</text:p>
          </table:table-cell>
        </table:table-row>
        <table:table-row table:style-name="ro2">
          <table:table-cell/>
          <table:table-cell office:value-type="string" calcext:value-type="string">
            <text:p>simm13+rs1</text:p>
          </table:table-cell>
          <table:table-cell office:value-type="string" calcext:value-type="string">
            <text:p>rs1+simm13</text:p>
          </table:table-cell>
          <table:table-cell table:number-columns-repeated="3"/>
          <table:table-cell office:value-type="float" office:value="83" calcext:value-type="float">
            <text:p>83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regadd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1+%g0</text:p>
          </table:table-cell>
          <table:table-cell table:number-columns-repeated="3"/>
          <table:table-cell office:value-type="float" office:value="83" calcext:value-type="float">
            <text:p>83</text:p>
          </table:table-cell>
        </table:table-row>
        <table:table-row table:style-name="ro2">
          <table:table-cell/>
          <table:table-cell office:value-type="string" calcext:value-type="string">
            <text:p>rs1+rs2</text:p>
          </table:table-cell>
          <table:table-cell table:number-columns-repeated="4"/>
          <table:table-cell office:value-type="float" office:value="83" calcext:value-type="float">
            <text:p>83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reg_or_imm</text:p>
          </table:table-cell>
          <table:table-cell office:value-type="string" calcext:value-type="string">
            <text:p>rs2</text:p>
          </table:table-cell>
          <table:table-cell table:number-columns-repeated="4"/>
          <table:table-cell office:value-type="float" office:value="83" calcext:value-type="float">
            <text:p>83</text:p>
          </table:table-cell>
        </table:table-row>
        <table:table-row table:style-name="ro2">
          <table:table-cell/>
          <table:table-cell office:value-type="string" calcext:value-type="string">
            <text:p>simm13</text:p>
          </table:table-cell>
          <table:table-cell table:number-columns-repeated="4"/>
          <table:table-cell office:value-type="float" office:value="83" calcext:value-type="float">
            <text:p>83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oftware_trap</text:p>
          </table:table-cell>
          <table:table-cell/>
          <table:table-cell office:value-type="string" calcext:value-type="string">
            <text:p>same as address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PC + (4 x sign_ext (disp22)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bel1</text:p>
          </table:table-cell>
          <table:table-cell/>
          <table:table-cell office:value-type="string" calcext:value-type="string">
            <text:p>PC + (4 x sign_ext (disp30))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xor</text:p>
          </table:table-cell>
          <table:table-cell/>
          <table:table-cell office:value-type="string" calcext:value-type="string">
            <text:p>rs1 xor rs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s1 xor simm1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4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20:46:04.769731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2T21:35:08.973415983</dc:date>
    <meta:editing-duration>P7DT13H8M7S</meta:editing-duration>
    <meta:editing-cycles>511</meta:editing-cycles>
    <meta:generator>LibreOffice/6.4.7.2$Linux_X86_64 LibreOffice_project/40$Build-2</meta:generator>
    <meta:document-statistic meta:table-count="7" meta:cell-count="17589" meta:object-count="0"/>
  </office:meta>
</office:document-meta>
</file>